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3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00" style:family="table-cell" style:parent-style-name="Default" style:data-style-name="N127">
      <style:table-cell-properties fo:background-color="#b4c7dc"/>
    </style:style>
    <style:style style:name="ce101" style:family="table-cell" style:parent-style-name="Default" style:data-style-name="N127">
      <style:table-cell-properties fo:background-color="#dee6ef"/>
    </style:style>
    <style:style style:name="ce102" style:family="table-cell" style:parent-style-name="Default" style:data-style-name="N127"/>
    <style:style style:name="ce103" style:family="table-cell" style:parent-style-name="Default" style:data-style-name="N127">
      <style:table-cell-properties fo:background-color="transparent"/>
    </style:style>
    <style:style style:name="ce104" style:family="table-cell" style:parent-style-name="Default">
      <style:table-cell-properties fo:border-bottom="0.06pt solid #000000" fo:border-left="none" fo:border-right="none" fo:border-top="none"/>
    </style:style>
    <style:style style:name="ce105" style:family="table-cell" style:parent-style-name="Default">
      <style:table-cell-properties fo:background-color="#b4c7dc"/>
    </style:style>
    <style:style style:name="ce106" style:family="table-cell" style:parent-style-name="Default">
      <style:table-cell-properties fo:background-color="#dee6ef"/>
    </style:style>
    <style:style style:name="ce107" style:family="table-cell" style:parent-style-name="Default">
      <style:table-cell-properties fo:background-color="transparent"/>
    </style:style>
    <style:style style:name="ce108" style:family="table-cell" style:parent-style-name="Default" style:data-style-name="N61">
      <style:table-cell-properties fo:background-color="#b4c7dc"/>
    </style:style>
    <style:style style:name="ce109" style:family="table-cell" style:parent-style-name="Default" style:data-style-name="N61">
      <style:table-cell-properties fo:background-color="transparent"/>
    </style:style>
    <style:style style:name="ce110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111" style:family="table-cell" style:parent-style-name="Default" style:data-style-name="N124">
      <style:table-cell-properties fo:background-color="#b4c7dc"/>
    </style:style>
    <style:style style:name="ce112" style:family="table-cell" style:parent-style-name="Default" style:data-style-name="N124">
      <style:table-cell-properties fo:background-color="#dee6ef"/>
    </style:style>
    <style:style style:name="ce113" style:family="table-cell" style:parent-style-name="Default" style:data-style-name="N124">
      <style:table-cell-properties fo:background-color="transparent"/>
    </style:style>
    <style:style style:name="ce114" style:family="table-cell" style:parent-style-name="Default" style:data-style-name="N135">
      <style:table-cell-properties fo:background-color="#b4c7dc"/>
    </style:style>
    <style:style style:name="ce115" style:family="table-cell" style:parent-style-name="Default" style:data-style-name="N61">
      <style:table-cell-properties fo:background-color="#dee6ef"/>
    </style:style>
    <style:style style:name="ce116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117" style:family="table-cell" style:parent-style-name="Default" style:data-style-name="N1">
      <style:table-cell-properties fo:background-color="#b4c7dc"/>
    </style:style>
    <style:style style:name="ce118" style:family="table-cell" style:parent-style-name="Default" style:data-style-name="N1">
      <style:table-cell-properties fo:background-color="#dee6ef"/>
    </style:style>
    <style:style style:name="ce119" style:family="table-cell" style:parent-style-name="Default" style:data-style-name="N1"/>
    <style:style style:name="ce120" style:family="table-cell" style:parent-style-name="Default" style:data-style-name="N1">
      <style:table-cell-properties fo:background-color="transparent"/>
    </style:style>
    <style:style style:name="ce121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122" style:family="table-cell" style:parent-style-name="Default" style:data-style-name="N3">
      <style:table-cell-properties fo:background-color="#b4c7dc"/>
    </style:style>
    <style:style style:name="ce123" style:family="table-cell" style:parent-style-name="Default" style:data-style-name="N3">
      <style:table-cell-properties fo:background-color="#dee6ef"/>
    </style:style>
    <style:style style:name="ce124" style:family="table-cell" style:parent-style-name="Default" style:data-style-name="N3">
      <style:table-cell-properties fo:background-color="transparent"/>
    </style:style>
    <style:style style:name="ce125" style:family="table-cell" style:parent-style-name="Default" style:data-style-name="N61"/>
    <style:style style:name="ce126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127" style:family="table-cell" style:parent-style-name="Default" style:data-style-name="N125">
      <style:table-cell-properties fo:background-color="#b4c7dc"/>
    </style:style>
    <style:style style:name="ce128" style:family="table-cell" style:parent-style-name="Default" style:data-style-name="N125">
      <style:table-cell-properties fo:background-color="#dee6ef"/>
    </style:style>
    <style:style style:name="ce129" style:family="table-cell" style:parent-style-name="Default" style:data-style-name="N125">
      <style:table-cell-properties fo:background-color="transparent"/>
    </style:style>
    <style:style style:name="ce13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31" style:family="table-cell" style:parent-style-name="Default">
      <style:table-cell-properties fo:background-color="#069a2e"/>
    </style:style>
    <style:style style:name="ce132" style:family="table-cell" style:parent-style-name="Default">
      <style:table-cell-properties fo:background-color="#f10d0c"/>
    </style:style>
    <style:style style:name="ce133" style:family="table-cell" style:parent-style-name="Default">
      <style:table-cell-properties fo:background-color="#00a933"/>
    </style:style>
    <style:style style:name="ce134" style:family="table-cell" style:parent-style-name="Default">
      <style:table-cell-properties fo:background-color="#ff0000"/>
    </style:style>
    <style:style style:name="ce135" style:family="table-cell" style:parent-style-name="Default">
      <style:table-cell-properties fo:background-color="#ff8000"/>
    </style:style>
    <style:style style:name="ce99" style:family="table-cell" style:parent-style-name="Default" style:data-style-name="N127">
      <style:table-cell-properties fo:border-bottom="0.06pt solid #000000" fo:border-left="none" fo:border-right="none" fo:border-top="none"/>
    </style:style>
    <style:style style:name="ce136" style:family="table-cell" style:parent-style-name="Default">
      <style:table-cell-properties fo:background-color="transparent" fo:border="none"/>
    </style:style>
    <style:style style:name="ce137" style:family="table-cell" style:parent-style-name="Default" style:data-style-name="N61">
      <style:table-cell-properties fo:background-color="transparent" fo:border="none"/>
    </style:style>
    <style:style style:name="ce139" style:family="table-cell" style:parent-style-name="Default" style:data-style-name="N124"/>
    <style:style style:name="ce140" style:family="table-cell" style:parent-style-name="Default" style:data-style-name="N124">
      <style:table-cell-properties fo:background-color="transparent" fo:border="none"/>
    </style:style>
    <style:style style:name="ce141" style:family="table-cell" style:parent-style-name="Default" style:data-style-name="N3"/>
    <style:style style:name="ce142" style:family="table-cell" style:parent-style-name="Default" style:data-style-name="N3">
      <style:table-cell-properties fo:background-color="transparent" fo:border="none"/>
    </style:style>
    <style:style style:name="ce143" style:family="table-cell" style:parent-style-name="Default">
      <style:table-cell-properties fo:background-color="#729fcf"/>
    </style:style>
    <style:style style:name="ce144" style:family="table-cell" style:parent-style-name="Default">
      <style:table-cell-properties fo:border-bottom="none" fo:background-color="#dee6ef" fo:border-left="none" fo:border-right="none" fo:border-top="0.06pt solid #000000"/>
    </style:style>
    <style:style style:name="ce145" style:family="table-cell" style:parent-style-name="Default">
      <style:table-cell-properties fo:border-bottom="0.06pt solid #000000" fo:background-color="#dee6ef" fo:border-left="none" fo:border-right="none" fo:border-top="none"/>
    </style:style>
    <style:style style:name="ce146" style:family="table-cell" style:parent-style-name="Default">
      <style:table-cell-properties fo:background-color="#dee6ef" fo:border="none"/>
    </style:style>
    <style:style style:name="ce147" style:family="table-cell" style:parent-style-name="Default" style:data-style-name="N61">
      <style:table-cell-properties fo:border-bottom="none" fo:background-color="#dee6ef" fo:border-left="none" fo:border-right="none" fo:border-top="0.06pt solid #000000"/>
    </style:style>
    <style:style style:name="ce148" style:family="table-cell" style:parent-style-name="Default" style:data-style-name="N61">
      <style:table-cell-properties fo:border-bottom="0.06pt solid #000000" fo:background-color="#dee6ef" fo:border-left="none" fo:border-right="none" fo:border-top="none"/>
    </style:style>
    <style:style style:name="ce149" style:family="table-cell" style:parent-style-name="Default" style:data-style-name="N61">
      <style:table-cell-properties fo:background-color="#dee6ef" fo:border="none"/>
    </style:style>
    <style:style style:name="ce150" style:family="table-cell" style:parent-style-name="Default" style:data-style-name="N124">
      <style:table-cell-properties fo:border-bottom="none" fo:background-color="#dee6ef" fo:border-left="none" fo:border-right="none" fo:border-top="0.06pt solid #000000"/>
    </style:style>
    <style:style style:name="ce151" style:family="table-cell" style:parent-style-name="Default" style:data-style-name="N124">
      <style:table-cell-properties fo:border-bottom="0.06pt solid #000000" fo:background-color="#dee6ef" fo:border-left="none" fo:border-right="none" fo:border-top="none"/>
    </style:style>
    <style:style style:name="ce152" style:family="table-cell" style:parent-style-name="Default" style:data-style-name="N135">
      <style:table-cell-properties fo:background-color="#dee6ef" fo:border="none"/>
    </style:style>
    <style:style style:name="ce153" style:family="table-cell" style:parent-style-name="Default" style:data-style-name="N135">
      <style:table-cell-properties fo:background-color="#dee6ef"/>
    </style:style>
    <style:style style:name="ce154" style:family="table-cell" style:parent-style-name="Default" style:data-style-name="N3">
      <style:table-cell-properties fo:border-bottom="none" fo:background-color="#dee6ef" fo:border-left="none" fo:border-right="none" fo:border-top="0.06pt solid #000000"/>
    </style:style>
    <style:style style:name="ce155" style:family="table-cell" style:parent-style-name="Default" style:data-style-name="N3">
      <style:table-cell-properties fo:border-bottom="0.06pt solid #000000" fo:background-color="#dee6ef" fo:border-left="none" fo:border-right="none" fo:border-top="none"/>
    </style:style>
    <style:style style:name="ce156" style:family="table-cell" style:parent-style-name="Default" style:data-style-name="N3">
      <style:table-cell-properties fo:background-color="#dee6ef" fo:border="none"/>
    </style:style>
    <style:style style:name="ce158" style:family="table-cell" style:parent-style-name="Default" style:data-style-name="N130"/>
    <style:style style:name="ce159" style:family="table-cell" style:parent-style-name="Default" style:data-style-name="N130">
      <style:table-cell-properties fo:background-color="#b4c7dc"/>
    </style:style>
    <style:style style:name="ce216" style:family="table-cell" style:parent-style-name="Default" style:data-style-name="N130">
      <style:table-cell-properties fo:background-color="#dee6ef"/>
    </style:style>
    <style:style style:name="ce217" style:family="table-cell" style:parent-style-name="Default" style:data-style-name="N130">
      <style:table-cell-properties fo:border-bottom="none" fo:background-color="#dee6ef" fo:border-left="none" fo:border-right="none" fo:border-top="0.06pt solid #000000"/>
    </style:style>
    <style:style style:name="ce218" style:family="table-cell" style:parent-style-name="Default" style:data-style-name="N130">
      <style:table-cell-properties fo:border-bottom="0.06pt solid #000000" fo:background-color="#dee6ef" fo:border-left="none" fo:border-right="none" fo:border-top="none"/>
    </style:style>
    <style:style style:name="ce219" style:family="table-cell" style:parent-style-name="Default" style:data-style-name="N130">
      <style:table-cell-properties fo:background-color="#dee6ef" fo:border="none"/>
    </style:style>
    <style:style style:name="ce220" style:family="table-cell" style:parent-style-name="Default">
      <style:table-cell-properties fo:border-bottom="none" fo:background-color="#00a933" fo:border-left="none" fo:border-right="none" fo:border-top="0.06pt solid #000000"/>
    </style:style>
    <style:style style:name="ce221" style:family="table-cell" style:parent-style-name="Default">
      <style:table-cell-properties fo:border-bottom="0.06pt solid #000000" fo:background-color="#ff0000" fo:border-left="none" fo:border-right="none" fo:border-top="none"/>
    </style:style>
    <style:style style:name="ce222" style:family="table-cell" style:parent-style-name="Default">
      <style:table-cell-properties fo:border-bottom="none" fo:background-color="#ff0000" fo:border-left="none" fo:border-right="none" fo:border-top="0.06pt solid #000000"/>
    </style:style>
    <style:style style:name="ce223" style:family="table-cell" style:parent-style-name="Default">
      <style:table-cell-properties fo:background-color="#00a933" fo:border="none"/>
    </style:style>
    <style:style style:name="ce22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225" style:family="table-cell" style:parent-style-name="Default">
      <style:table-cell-properties fo:background-color="#ff0000" fo:border="none"/>
    </style:style>
    <style:style style:name="ce227" style:family="table-cell" style:parent-style-name="Default">
      <style:table-cell-properties fo:background-color="#ff4000"/>
    </style:style>
    <style:style style:name="ce228" style:family="table-cell" style:parent-style-name="Default">
      <style:table-cell-properties fo:background-color="#00a933" fo:border="none"/>
      <style:text-properties fo:color="#000000"/>
    </style:style>
    <style:style style:name="ce229" style:family="table-cell" style:parent-style-name="Default" style:data-style-name="N135">
      <style:table-cell-properties fo:border-bottom="0.06pt solid #000000" fo:border-left="none" fo:border-right="none" fo:border-top="none"/>
    </style:style>
    <style:style style:name="ce230" style:family="table-cell" style:parent-style-name="Default" style:data-style-name="N135"/>
    <style:style style:name="ce231" style:family="table-cell" style:parent-style-name="Default" style:data-style-name="N135">
      <style:table-cell-properties fo:border-bottom="none" fo:border-left="none" fo:border-right="none" fo:border-top="0.06pt solid #000000"/>
    </style:style>
    <style:style style:name="ce232" style:family="table-cell" style:parent-style-name="Default">
      <style:table-cell-properties fo:border-bottom="none" fo:border-left="none" fo:border-right="none" fo:border-top="0.06pt solid #000000"/>
    </style:style>
    <style:style style:name="ce233" style:family="table-cell" style:parent-style-name="Default">
      <style:table-cell-properties fo:border="none"/>
    </style:style>
    <style:style style:name="ce234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235" style:family="table-cell" style:parent-style-name="Default" style:data-style-name="N61">
      <style:table-cell-properties fo:border="none"/>
    </style:style>
    <style:style style:name="ce237" style:family="table-cell" style:parent-style-name="Default" style:data-style-name="N125"/>
    <style:style style:name="ce238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243" style:family="table-cell" style:parent-style-name="Default">
      <style:table-cell-properties fo:border-bottom="0.06pt solid #000000" fo:background-color="#00a933" fo:border-left="none" fo:border-right="none" fo:border-top="none"/>
    </style:style>
    <style:style style:name="ce245" style:family="table-cell" style:parent-style-name="Default">
      <style:table-cell-properties fo:background-color="#ffbf00" fo:border="none"/>
    </style:style>
    <style:style style:name="ce249" style:family="table-cell" style:parent-style-name="Default">
      <style:text-properties fo:color="#ff0000"/>
    </style:style>
    <style:style style:name="ce250" style:family="table-cell" style:parent-style-name="Default">
      <style:text-properties fo:color="#00a933"/>
    </style:style>
    <style:style style:name="ce281" style:family="table-cell" style:parent-style-name="Default">
      <style:table-cell-properties fo:background-color="transparent"/>
      <style:text-properties fo:color="#ff4000"/>
    </style:style>
    <style:style style:name="ce282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83" style:family="table-cell" style:parent-style-name="Default" style:data-style-name="N2"/>
    <style:style style:name="ce284" style:family="table-cell" style:parent-style-name="Default" style:data-style-name="N61">
      <style:table-cell-properties fo:border-bottom="0.06pt solid #000000" fo:border-left="none" fo:border-right="none" fo:border-top="none"/>
    </style:style>
    <style:style style:name="ce285" style:family="table-cell" style:parent-style-name="Default">
      <style:table-cell-properties fo:background-color="#ffbf00"/>
    </style:style>
    <style:style style:name="ce286" style:family="table-cell" style:parent-style-name="Default">
      <style:text-properties fo:color="#c9211e"/>
    </style:style>
    <style:style style:name="ce287" style:family="table-cell" style:parent-style-name="Default">
      <style:table-cell-properties fo:background-color="#ff0000"/>
      <style:text-properties fo:color="#000000"/>
    </style:style>
    <style:style style:name="ce288" style:family="table-cell" style:parent-style-name="Default" style:data-style-name="N124">
      <style:table-cell-properties fo:background-color="#729fcf"/>
    </style:style>
    <style:style style:name="ce289" style:family="table-cell" style:parent-style-name="Default" style:data-style-name="N1">
      <style:table-cell-properties fo:background-color="#729fcf"/>
    </style:style>
    <style:style style:name="ce290" style:family="table-cell" style:parent-style-name="Default" style:data-style-name="N61">
      <style:table-cell-properties fo:background-color="#729fcf"/>
    </style:style>
    <style:style style:name="ce29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92" style:family="table-cell" style:parent-style-name="Default" style:data-style-name="N0"/>
    <style:style style:name="ce293" style:family="table-cell" style:parent-style-name="Default">
      <style:text-properties fo:color="#000000"/>
    </style:style>
    <style:style style:name="ce294" style:family="table-cell" style:parent-style-name="Default">
      <style:table-cell-properties fo:background-color="transparent"/>
      <style:text-properties fo:color="#000000"/>
    </style:style>
    <style:style style:name="ce138" style:family="table-cell" style:parent-style-name="Default" style:data-style-name="N127">
      <style:table-cell-properties fo:border-bottom="0.06pt solid #000000" fo:border-left="none" fo:border-right="none" fo:border-top="none"/>
    </style:style>
    <style:style style:name="ce157" style:family="table-cell" style:parent-style-name="Default" style:data-style-name="N127">
      <style:table-cell-properties fo:background-color="#b4c7dc"/>
    </style:style>
    <style:style style:name="ce160" style:family="table-cell" style:parent-style-name="Default" style:data-style-name="N127">
      <style:table-cell-properties fo:background-color="#dee6ef"/>
    </style:style>
    <style:style style:name="ce161" style:family="table-cell" style:parent-style-name="Default" style:data-style-name="N127"/>
    <style:style style:name="ce162" style:family="table-cell" style:parent-style-name="Default" style:data-style-name="N127">
      <style:table-cell-properties fo:background-color="transparent"/>
    </style:style>
    <style:style style:name="ce163" style:family="table-cell" style:parent-style-name="Default">
      <style:table-cell-properties fo:border-bottom="0.06pt solid #000000" fo:border-left="none" fo:border-right="none" fo:border-top="none"/>
    </style:style>
    <style:style style:name="ce164" style:family="table-cell" style:parent-style-name="Default">
      <style:table-cell-properties fo:background-color="#b4c7dc"/>
    </style:style>
    <style:style style:name="ce165" style:family="table-cell" style:parent-style-name="Default">
      <style:table-cell-properties fo:background-color="#dee6ef"/>
    </style:style>
    <style:style style:name="ce166" style:family="table-cell" style:parent-style-name="Default">
      <style:table-cell-properties fo:background-color="transparent"/>
    </style:style>
    <style:style style:name="ce167" style:family="table-cell" style:parent-style-name="Default" style:data-style-name="N61">
      <style:table-cell-properties fo:background-color="#b4c7dc"/>
    </style:style>
    <style:style style:name="ce168" style:family="table-cell" style:parent-style-name="Default" style:data-style-name="N61">
      <style:table-cell-properties fo:background-color="transparent"/>
    </style:style>
    <style:style style:name="ce169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170" style:family="table-cell" style:parent-style-name="Default" style:data-style-name="N124">
      <style:table-cell-properties fo:background-color="#b4c7dc"/>
    </style:style>
    <style:style style:name="ce171" style:family="table-cell" style:parent-style-name="Default" style:data-style-name="N124">
      <style:table-cell-properties fo:background-color="#dee6ef"/>
    </style:style>
    <style:style style:name="ce172" style:family="table-cell" style:parent-style-name="Default" style:data-style-name="N124">
      <style:table-cell-properties fo:background-color="transparent"/>
    </style:style>
    <style:style style:name="ce173" style:family="table-cell" style:parent-style-name="Default" style:data-style-name="N135">
      <style:table-cell-properties fo:background-color="#b4c7dc"/>
    </style:style>
    <style:style style:name="ce174" style:family="table-cell" style:parent-style-name="Default" style:data-style-name="N61">
      <style:table-cell-properties fo:background-color="#dee6ef"/>
    </style:style>
    <style:style style:name="ce175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176" style:family="table-cell" style:parent-style-name="Default" style:data-style-name="N1">
      <style:table-cell-properties fo:background-color="#b4c7dc"/>
    </style:style>
    <style:style style:name="ce177" style:family="table-cell" style:parent-style-name="Default" style:data-style-name="N1">
      <style:table-cell-properties fo:background-color="#dee6ef"/>
    </style:style>
    <style:style style:name="ce178" style:family="table-cell" style:parent-style-name="Default" style:data-style-name="N1"/>
    <style:style style:name="ce179" style:family="table-cell" style:parent-style-name="Default" style:data-style-name="N1">
      <style:table-cell-properties fo:background-color="transparent"/>
    </style:style>
    <style:style style:name="ce180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181" style:family="table-cell" style:parent-style-name="Default" style:data-style-name="N3">
      <style:table-cell-properties fo:background-color="#b4c7dc"/>
    </style:style>
    <style:style style:name="ce182" style:family="table-cell" style:parent-style-name="Default" style:data-style-name="N3">
      <style:table-cell-properties fo:background-color="#dee6ef"/>
    </style:style>
    <style:style style:name="ce183" style:family="table-cell" style:parent-style-name="Default" style:data-style-name="N3">
      <style:table-cell-properties fo:background-color="transparent"/>
    </style:style>
    <style:style style:name="ce184" style:family="table-cell" style:parent-style-name="Default" style:data-style-name="N61"/>
    <style:style style:name="ce185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186" style:family="table-cell" style:parent-style-name="Default" style:data-style-name="N125">
      <style:table-cell-properties fo:background-color="#b4c7dc"/>
    </style:style>
    <style:style style:name="ce187" style:family="table-cell" style:parent-style-name="Default" style:data-style-name="N125">
      <style:table-cell-properties fo:background-color="#dee6ef"/>
    </style:style>
    <style:style style:name="ce188" style:family="table-cell" style:parent-style-name="Default" style:data-style-name="N125">
      <style:table-cell-properties fo:background-color="transparent"/>
    </style:style>
    <style:style style:name="ce18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90" style:family="table-cell" style:parent-style-name="Default">
      <style:table-cell-properties fo:background-color="#069a2e"/>
    </style:style>
    <style:style style:name="ce191" style:family="table-cell" style:parent-style-name="Default">
      <style:table-cell-properties fo:background-color="#f10d0c"/>
    </style:style>
    <style:style style:name="ce192" style:family="table-cell" style:parent-style-name="Default">
      <style:table-cell-properties fo:background-color="#00a933"/>
    </style:style>
    <style:style style:name="ce193" style:family="table-cell" style:parent-style-name="Default">
      <style:table-cell-properties fo:background-color="#ff0000"/>
    </style:style>
    <style:style style:name="ce194" style:family="table-cell" style:parent-style-name="Default">
      <style:table-cell-properties fo:background-color="#ff8000"/>
    </style:style>
    <style:style style:name="ce195" style:family="table-cell" style:parent-style-name="Default">
      <style:table-cell-properties fo:background-color="transparent" fo:border="none"/>
    </style:style>
    <style:style style:name="ce196" style:family="table-cell" style:parent-style-name="Default" style:data-style-name="N61">
      <style:table-cell-properties fo:background-color="transparent" fo:border="none"/>
    </style:style>
    <style:style style:name="ce197" style:family="table-cell" style:parent-style-name="Default" style:data-style-name="N124"/>
    <style:style style:name="ce198" style:family="table-cell" style:parent-style-name="Default" style:data-style-name="N124">
      <style:table-cell-properties fo:background-color="transparent" fo:border="none"/>
    </style:style>
    <style:style style:name="ce199" style:family="table-cell" style:parent-style-name="Default" style:data-style-name="N3"/>
    <style:style style:name="ce200" style:family="table-cell" style:parent-style-name="Default" style:data-style-name="N3">
      <style:table-cell-properties fo:background-color="transparent" fo:border="none"/>
    </style:style>
    <style:style style:name="ce201" style:family="table-cell" style:parent-style-name="Default">
      <style:table-cell-properties fo:background-color="#729fcf"/>
    </style:style>
    <style:style style:name="ce202" style:family="table-cell" style:parent-style-name="Default">
      <style:table-cell-properties fo:border-bottom="none" fo:background-color="#dee6ef" fo:border-left="none" fo:border-right="none" fo:border-top="0.06pt solid #000000"/>
    </style:style>
    <style:style style:name="ce203" style:family="table-cell" style:parent-style-name="Default">
      <style:table-cell-properties fo:border-bottom="0.06pt solid #000000" fo:background-color="#dee6ef" fo:border-left="none" fo:border-right="none" fo:border-top="none"/>
    </style:style>
    <style:style style:name="ce204" style:family="table-cell" style:parent-style-name="Default">
      <style:table-cell-properties fo:background-color="#dee6ef" fo:border="none"/>
    </style:style>
    <style:style style:name="ce205" style:family="table-cell" style:parent-style-name="Default" style:data-style-name="N61">
      <style:table-cell-properties fo:border-bottom="none" fo:background-color="#dee6ef" fo:border-left="none" fo:border-right="none" fo:border-top="0.06pt solid #000000"/>
    </style:style>
    <style:style style:name="ce206" style:family="table-cell" style:parent-style-name="Default" style:data-style-name="N61">
      <style:table-cell-properties fo:border-bottom="0.06pt solid #000000" fo:background-color="#dee6ef" fo:border-left="none" fo:border-right="none" fo:border-top="none"/>
    </style:style>
    <style:style style:name="ce207" style:family="table-cell" style:parent-style-name="Default" style:data-style-name="N61">
      <style:table-cell-properties fo:background-color="#dee6ef" fo:border="none"/>
    </style:style>
    <style:style style:name="ce208" style:family="table-cell" style:parent-style-name="Default" style:data-style-name="N124">
      <style:table-cell-properties fo:border-bottom="none" fo:background-color="#dee6ef" fo:border-left="none" fo:border-right="none" fo:border-top="0.06pt solid #000000"/>
    </style:style>
    <style:style style:name="ce209" style:family="table-cell" style:parent-style-name="Default" style:data-style-name="N124">
      <style:table-cell-properties fo:border-bottom="0.06pt solid #000000" fo:background-color="#dee6ef" fo:border-left="none" fo:border-right="none" fo:border-top="none"/>
    </style:style>
    <style:style style:name="ce210" style:family="table-cell" style:parent-style-name="Default" style:data-style-name="N135">
      <style:table-cell-properties fo:background-color="#dee6ef" fo:border="none"/>
    </style:style>
    <style:style style:name="ce211" style:family="table-cell" style:parent-style-name="Default" style:data-style-name="N135">
      <style:table-cell-properties fo:background-color="#dee6ef"/>
    </style:style>
    <style:style style:name="ce212" style:family="table-cell" style:parent-style-name="Default" style:data-style-name="N3">
      <style:table-cell-properties fo:border-bottom="none" fo:background-color="#dee6ef" fo:border-left="none" fo:border-right="none" fo:border-top="0.06pt solid #000000"/>
    </style:style>
    <style:style style:name="ce213" style:family="table-cell" style:parent-style-name="Default" style:data-style-name="N3">
      <style:table-cell-properties fo:border-bottom="0.06pt solid #000000" fo:background-color="#dee6ef" fo:border-left="none" fo:border-right="none" fo:border-top="none"/>
    </style:style>
    <style:style style:name="ce214" style:family="table-cell" style:parent-style-name="Default" style:data-style-name="N3">
      <style:table-cell-properties fo:background-color="#dee6ef" fo:border="none"/>
    </style:style>
    <style:style style:name="ce215" style:family="table-cell" style:parent-style-name="Default" style:data-style-name="N130"/>
    <style:style style:name="ce226" style:family="table-cell" style:parent-style-name="Default" style:data-style-name="N130">
      <style:table-cell-properties fo:background-color="#b4c7dc"/>
    </style:style>
    <style:style style:name="ce236" style:family="table-cell" style:parent-style-name="Default" style:data-style-name="N130">
      <style:table-cell-properties fo:background-color="#dee6ef"/>
    </style:style>
    <style:style style:name="ce239" style:family="table-cell" style:parent-style-name="Default" style:data-style-name="N130">
      <style:table-cell-properties fo:border-bottom="none" fo:background-color="#dee6ef" fo:border-left="none" fo:border-right="none" fo:border-top="0.06pt solid #000000"/>
    </style:style>
    <style:style style:name="ce240" style:family="table-cell" style:parent-style-name="Default" style:data-style-name="N130">
      <style:table-cell-properties fo:border-bottom="0.06pt solid #000000" fo:background-color="#dee6ef" fo:border-left="none" fo:border-right="none" fo:border-top="none"/>
    </style:style>
    <style:style style:name="ce241" style:family="table-cell" style:parent-style-name="Default" style:data-style-name="N130">
      <style:table-cell-properties fo:background-color="#dee6ef" fo:border="none"/>
    </style:style>
    <style:style style:name="ce242" style:family="table-cell" style:parent-style-name="Default">
      <style:table-cell-properties fo:border-bottom="none" fo:background-color="#00a933" fo:border-left="none" fo:border-right="none" fo:border-top="0.06pt solid #000000"/>
    </style:style>
    <style:style style:name="ce244" style:family="table-cell" style:parent-style-name="Default">
      <style:table-cell-properties fo:border-bottom="0.06pt solid #000000" fo:background-color="#ff0000" fo:border-left="none" fo:border-right="none" fo:border-top="none"/>
    </style:style>
    <style:style style:name="ce246" style:family="table-cell" style:parent-style-name="Default">
      <style:table-cell-properties fo:border-bottom="none" fo:background-color="#ff0000" fo:border-left="none" fo:border-right="none" fo:border-top="0.06pt solid #000000"/>
    </style:style>
    <style:style style:name="ce247" style:family="table-cell" style:parent-style-name="Default">
      <style:table-cell-properties fo:background-color="#00a933" fo:border="none"/>
    </style:style>
    <style:style style:name="ce248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251" style:family="table-cell" style:parent-style-name="Default">
      <style:table-cell-properties fo:background-color="#ff0000" fo:border="none"/>
    </style:style>
    <style:style style:name="ce252" style:family="table-cell" style:parent-style-name="Default">
      <style:table-cell-properties fo:background-color="#ff4000"/>
    </style:style>
    <style:style style:name="ce253" style:family="table-cell" style:parent-style-name="Default">
      <style:table-cell-properties fo:background-color="#00a933" fo:border="none"/>
      <style:text-properties fo:color="#000000"/>
    </style:style>
    <style:style style:name="ce254" style:family="table-cell" style:parent-style-name="Default" style:data-style-name="N135">
      <style:table-cell-properties fo:border-bottom="0.06pt solid #000000" fo:border-left="none" fo:border-right="none" fo:border-top="none"/>
    </style:style>
    <style:style style:name="ce255" style:family="table-cell" style:parent-style-name="Default" style:data-style-name="N135"/>
    <style:style style:name="ce256" style:family="table-cell" style:parent-style-name="Default" style:data-style-name="N135">
      <style:table-cell-properties fo:border-bottom="none" fo:border-left="none" fo:border-right="none" fo:border-top="0.06pt solid #000000"/>
    </style:style>
    <style:style style:name="ce257" style:family="table-cell" style:parent-style-name="Default">
      <style:table-cell-properties fo:border-bottom="none" fo:border-left="none" fo:border-right="none" fo:border-top="0.06pt solid #000000"/>
    </style:style>
    <style:style style:name="ce258" style:family="table-cell" style:parent-style-name="Default">
      <style:table-cell-properties fo:border="none"/>
    </style:style>
    <style:style style:name="ce259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260" style:family="table-cell" style:parent-style-name="Default" style:data-style-name="N61">
      <style:table-cell-properties fo:border="none"/>
    </style:style>
    <style:style style:name="ce261" style:family="table-cell" style:parent-style-name="Default" style:data-style-name="N125"/>
    <style:style style:name="ce262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263" style:family="table-cell" style:parent-style-name="Default">
      <style:table-cell-properties fo:border-bottom="0.06pt solid #000000" fo:background-color="#00a933" fo:border-left="none" fo:border-right="none" fo:border-top="none"/>
    </style:style>
    <style:style style:name="ce264" style:family="table-cell" style:parent-style-name="Default">
      <style:table-cell-properties fo:background-color="#ffbf00" fo:border="none"/>
    </style:style>
    <style:style style:name="ce265" style:family="table-cell" style:parent-style-name="Default">
      <style:text-properties fo:color="#ff0000"/>
    </style:style>
    <style:style style:name="ce266" style:family="table-cell" style:parent-style-name="Default">
      <style:text-properties fo:color="#00a933"/>
    </style:style>
    <style:style style:name="ce267" style:family="table-cell" style:parent-style-name="Default">
      <style:table-cell-properties fo:background-color="transparent"/>
      <style:text-properties fo:color="#ff4000"/>
    </style:style>
    <style:style style:name="ce268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69" style:family="table-cell" style:parent-style-name="Default" style:data-style-name="N2"/>
    <style:style style:name="ce270" style:family="table-cell" style:parent-style-name="Default" style:data-style-name="N61">
      <style:table-cell-properties fo:border-bottom="0.06pt solid #000000" fo:border-left="none" fo:border-right="none" fo:border-top="none"/>
    </style:style>
    <style:style style:name="ce271" style:family="table-cell" style:parent-style-name="Default">
      <style:table-cell-properties fo:background-color="#ffbf00"/>
    </style:style>
    <style:style style:name="ce272" style:family="table-cell" style:parent-style-name="Default">
      <style:text-properties fo:color="#c9211e"/>
    </style:style>
    <style:style style:name="ce273" style:family="table-cell" style:parent-style-name="Default">
      <style:table-cell-properties fo:background-color="#ff0000"/>
      <style:text-properties fo:color="#000000"/>
    </style:style>
    <style:style style:name="ce274" style:family="table-cell" style:parent-style-name="Default" style:data-style-name="N124">
      <style:table-cell-properties fo:background-color="#729fcf"/>
    </style:style>
    <style:style style:name="ce275" style:family="table-cell" style:parent-style-name="Default" style:data-style-name="N1">
      <style:table-cell-properties fo:background-color="#729fcf"/>
    </style:style>
    <style:style style:name="ce276" style:family="table-cell" style:parent-style-name="Default" style:data-style-name="N61">
      <style:table-cell-properties fo:background-color="#729fcf"/>
    </style:style>
    <style:style style:name="ce27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78" style:family="table-cell" style:parent-style-name="Default" style:data-style-name="N0"/>
    <style:style style:name="ce279" style:family="table-cell" style:parent-style-name="Default">
      <style:text-properties fo:color="#000000"/>
    </style:style>
    <style:style style:name="ce280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Test1" table:style-name="ta1">
        <office:forms form:automatic-focus="false" form:apply-design-mode="false"/>
        <table:table-column table:style-name="co1" table:default-cell-style-name="ce161"/>
        <table:table-column table:style-name="co1" table:number-columns-repeated="6" table:default-cell-style-name="Default"/>
        <table:table-column table:style-name="co1" table:default-cell-style-name="ce178"/>
        <table:table-column table:style-name="co1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row table:style-name="ro1">
          <table:table-cell table:style-name="ce138" office:value-type="string" calcext:value-type="string">
            <text:p>hp0</text:p>
          </table:table-cell>
          <table:table-cell table:style-name="ce163" office:value-type="string" calcext:value-type="string">
            <text:p>FesOrder</text:p>
          </table:table-cell>
          <table:table-cell table:style-name="ce163" office:value-type="string" calcext:value-type="string">
            <text:p>deltat</text:p>
          </table:table-cell>
          <table:table-cell table:style-name="ce163" office:value-type="string" calcext:value-type="string">
            <text:p>deltax</text:p>
          </table:table-cell>
          <table:table-cell table:style-name="ce169" office:value-type="string" calcext:value-type="string">
            <text:p>tf</text:p>
          </table:table-cell>
          <table:table-cell table:style-name="ce163" office:value-type="string" calcext:value-type="string">
            <text:p>SpaceAdapt</text:p>
          </table:table-cell>
          <table:table-cell table:style-name="ce163" office:value-type="string" calcext:value-type="string">
            <text:p>TolS</text:p>
          </table:table-cell>
          <table:table-cell table:style-name="ce175" office:value-type="string" calcext:value-type="string">
            <text:p>AMA_AnisoOrder</text:p>
          </table:table-cell>
          <table:table-cell table:style-name="ce180" office:value-type="string" calcext:value-type="string">
            <text:p>AMA_ProjN</text:p>
          </table:table-cell>
          <table:table-cell table:style-name="ce180" office:value-type="string" calcext:value-type="string">
            <text:p>AMA_ProjOrder</text:p>
          </table:table-cell>
          <table:table-cell table:style-name="ce163" office:value-type="string" calcext:value-type="string">
            <text:p>TimeAdapt</text:p>
          </table:table-cell>
          <table:table-cell table:style-name="ce163" office:value-type="string" calcext:value-type="string">
            <text:p>TolT</text:p>
          </table:table-cell>
          <table:table-cell table:style-name="ce163" office:value-type="string" calcext:value-type="string">
            <text:p>Deltat0</text:p>
          </table:table-cell>
          <table:table-cell table:style-name="ce185" office:value-type="string" calcext:value-type="string">
            <text:p>Deltat_SaveRes</text:p>
          </table:table-cell>
          <table:table-cell table:style-name="ce189" office:value-type="string" calcext:value-type="string">
            <text:p>SC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1" calcext:value-type="float">
            <text:p>20001</text:p>
          </table:table-cell>
          <table:table-cell office:value-type="string" calcext:value-type="string">
            <text:p>Not good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12" calcext:value-type="float">
            <text:p>0.0112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2" calcext:value-type="float">
            <text:p>2000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632" calcext:value-type="float">
            <text:p>0.00632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3" calcext:value-type="float">
            <text:p>2000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55" calcext:value-type="float">
            <text:p>0.00355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4" calcext:value-type="float">
            <text:p>2000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5" calcext:value-type="float">
            <text:p>2000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6" calcext:value-type="float">
            <text:p>2000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2" calcext:value-type="float">
            <text:p>0.0112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7" calcext:value-type="float">
            <text:p>2000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632" calcext:value-type="float">
            <text:p>0.00632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8" calcext:value-type="float">
            <text:p>2000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55" calcext:value-type="float">
            <text:p>0.00355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9" calcext:value-type="float">
            <text:p>2000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0" calcext:value-type="float">
            <text:p>2001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1" calcext:value-type="float">
            <text:p>2001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2" calcext:value-type="float">
            <text:p>0.0112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2" calcext:value-type="float">
            <text:p>2001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632" calcext:value-type="float">
            <text:p>0.00632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3" calcext:value-type="float">
            <text:p>2001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55" calcext:value-type="float">
            <text:p>0.00355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4" calcext:value-type="float">
            <text:p>2001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5" calcext:value-type="float">
            <text:p>2001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6" calcext:value-type="float">
            <text:p>2001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7" calcext:value-type="float">
            <text:p>2001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8" calcext:value-type="float">
            <text:p>2001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9" calcext:value-type="float">
            <text:p>2001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20" calcext:value-type="float">
            <text:p>2002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21" calcext:value-type="float">
            <text:p>2002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22" calcext:value-type="float">
            <text:p>2002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23" calcext:value-type="float">
            <text:p>2002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24" calcext:value-type="float">
            <text:p>2002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25" calcext:value-type="float">
            <text:p>2002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26" calcext:value-type="float">
            <text:p>2002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27" calcext:value-type="float">
            <text:p>2002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28" calcext:value-type="float">
            <text:p>2002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1" calcext:value-type="float">
            <text:p>1.00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29" calcext:value-type="float">
            <text:p>2002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1" calcext:value-type="float">
            <text:p>1.00E-12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0" calcext:value-type="float">
            <text:p>2003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1" calcext:value-type="float">
            <text:p>2003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2" calcext:value-type="float">
            <text:p>2003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3" calcext:value-type="float">
            <text:p>2003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4" calcext:value-type="float">
            <text:p>2003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1" calcext:value-type="float">
            <text:p>1.00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5" calcext:value-type="float">
            <text:p>2003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1" calcext:value-type="float">
            <text:p>1.00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6" calcext:value-type="float">
            <text:p>2003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1" calcext:value-type="float">
            <text:p>1.00E-12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7" calcext:value-type="float">
            <text:p>2003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01" calcext:value-type="float">
            <text:p>1.00E-13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8" calcext:value-type="float">
            <text:p>2003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001" calcext:value-type="float">
            <text:p>1.00E-1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9" calcext:value-type="float">
            <text:p>2003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0" calcext:value-type="float">
            <text:p>2004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1" calcext:value-type="float">
            <text:p>2004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2" calcext:value-type="float">
            <text:p>2004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3" calcext:value-type="float">
            <text:p>2004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1" calcext:value-type="float">
            <text:p>1.00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4" calcext:value-type="float">
            <text:p>2004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1" calcext:value-type="float">
            <text:p>1.00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5" calcext:value-type="float">
            <text:p>2004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1" calcext:value-type="float">
            <text:p>1.00E-12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6" calcext:value-type="float">
            <text:p>2004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01" calcext:value-type="float">
            <text:p>1.00E-13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7" calcext:value-type="float">
            <text:p>2004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001" calcext:value-type="float">
            <text:p>1.00E-1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8" calcext:value-type="float">
            <text:p>2004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1" calcext:value-type="float">
            <text:p>20101</text:p>
          </table:table-cell>
          <table:table-cell office:value-type="string" calcext:value-type="string">
            <text:p>Good for initial condition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2" calcext:value-type="float">
            <text:p>2010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3" calcext:value-type="float">
            <text:p>2010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4" calcext:value-type="float">
            <text:p>2010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5" calcext:value-type="float">
            <text:p>2010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6" calcext:value-type="float">
            <text:p>2010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7" calcext:value-type="float">
            <text:p>2010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8" calcext:value-type="float">
            <text:p>2010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9" calcext:value-type="float">
            <text:p>2010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0" calcext:value-type="float">
            <text:p>2011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1" calcext:value-type="float">
            <text:p>2011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2" calcext:value-type="float">
            <text:p>2011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3" calcext:value-type="float">
            <text:p>2011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4" calcext:value-type="float">
            <text:p>2011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5" calcext:value-type="float">
            <text:p>2011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6" calcext:value-type="float">
            <text:p>2011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7" calcext:value-type="float">
            <text:p>2011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8" calcext:value-type="float">
            <text:p>2011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9" calcext:value-type="float">
            <text:p>2011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0" calcext:value-type="float">
            <text:p>2012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1" calcext:value-type="float">
            <text:p>2012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2" calcext:value-type="float">
            <text:p>2012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3" calcext:value-type="float">
            <text:p>2012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4" calcext:value-type="float">
            <text:p>2012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5" calcext:value-type="float">
            <text:p>2012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6" calcext:value-type="float">
            <text:p>2012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7" calcext:value-type="float">
            <text:p>2012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8" calcext:value-type="float">
            <text:p>2012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9" calcext:value-type="float">
            <text:p>2012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30" calcext:value-type="float">
            <text:p>2013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1" calcext:value-type="float">
            <text:p>2013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359381366380463" calcext:value-type="float">
            <text:p>3.59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2" calcext:value-type="float">
            <text:p>2013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29154966501488" calcext:value-type="float">
            <text:p>1.29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3" calcext:value-type="float">
            <text:p>2013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464158883361278" calcext:value-type="float">
            <text:p>4.64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4" calcext:value-type="float">
            <text:p>2013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66810053720006" calcext:value-type="float">
            <text:p>1.67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5" calcext:value-type="float">
            <text:p>2013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599484250318941" calcext:value-type="float">
            <text:p>5.99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6" calcext:value-type="float">
            <text:p>2013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215443469003188" calcext:value-type="float">
            <text:p>2.15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7" calcext:value-type="float">
            <text:p>2013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774263682681127" calcext:value-type="float">
            <text:p>7.74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8" calcext:value-type="float">
            <text:p>2013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278255940220712" calcext:value-type="float">
            <text:p>2.78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9" calcext:value-type="float">
            <text:p>2013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0" calcext:value-type="float">
            <text:p>2014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1" calcext:value-type="float">
            <text:p>2014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66810053720006" calcext:value-type="float">
            <text:p>1.67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2" calcext:value-type="float">
            <text:p>2014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278255940220713" calcext:value-type="float">
            <text:p>2.78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3" calcext:value-type="float">
            <text:p>2014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464158883361278" calcext:value-type="float">
            <text:p>4.64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4" calcext:value-type="float">
            <text:p>2014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774263682681127" calcext:value-type="float">
            <text:p>7.74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5" calcext:value-type="float">
            <text:p>2014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29154966501488" calcext:value-type="float">
            <text:p>1.29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6" calcext:value-type="float">
            <text:p>2014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215443469003188" calcext:value-type="float">
            <text:p>2.15E-09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7" calcext:value-type="float">
            <text:p>2014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359381366380462" calcext:value-type="float">
            <text:p>3.59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8" calcext:value-type="float">
            <text:p>2014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599484250318941" calcext:value-type="float">
            <text:p>5.99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9" calcext:value-type="float">
            <text:p>2014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1" calcext:value-type="float">
            <text:p>1.00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0" calcext:value-type="float">
            <text:p>2015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1" calcext:value-type="float">
            <text:p>2015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2" calcext:value-type="float">
            <text:p>2015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3" calcext:value-type="float">
            <text:p>2015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4" calcext:value-type="float">
            <text:p>2015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5" calcext:value-type="float">
            <text:p>2015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6" calcext:value-type="float">
            <text:p>2015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1" calcext:value-type="float">
            <text:p>1.00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7" calcext:value-type="float">
            <text:p>2015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1" calcext:value-type="float">
            <text:p>1.00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8" calcext:value-type="float">
            <text:p>2015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1" calcext:value-type="float">
            <text:p>1.00E-12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9" calcext:value-type="float">
            <text:p>2015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01" calcext:value-type="float">
            <text:p>1.00E-13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60" calcext:value-type="float">
            <text:p>2016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1" calcext:value-type="float">
            <text:p>20161</text:p>
          </table:table-cell>
          <table:table-cell office:value-type="string" calcext:value-type="string">
            <text:p>Initial condition, new reconstruction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2" calcext:value-type="float">
            <text:p>2016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3" calcext:value-type="float">
            <text:p>2016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4" calcext:value-type="float">
            <text:p>2016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5" calcext:value-type="float">
            <text:p>2016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6" calcext:value-type="float">
            <text:p>2016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7" calcext:value-type="float">
            <text:p>2016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8" calcext:value-type="float">
            <text:p>2016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9" calcext:value-type="float">
            <text:p>2016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0" calcext:value-type="float">
            <text:p>2017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1" calcext:value-type="float">
            <text:p>2017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2" calcext:value-type="float">
            <text:p>2017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3" calcext:value-type="float">
            <text:p>2017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4" calcext:value-type="float">
            <text:p>2017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5" calcext:value-type="float">
            <text:p>2017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6" calcext:value-type="float">
            <text:p>2017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7" calcext:value-type="float">
            <text:p>2017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8" calcext:value-type="float">
            <text:p>2017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9" calcext:value-type="float">
            <text:p>2017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0" calcext:value-type="float">
            <text:p>2018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1" calcext:value-type="float">
            <text:p>2018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2" calcext:value-type="float">
            <text:p>2018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3" calcext:value-type="float">
            <text:p>2018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4" calcext:value-type="float">
            <text:p>2018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5" calcext:value-type="float">
            <text:p>2018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6" calcext:value-type="float">
            <text:p>2018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7" calcext:value-type="float">
            <text:p>2018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8" calcext:value-type="float">
            <text:p>2018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9" calcext:value-type="float">
            <text:p>2018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90" calcext:value-type="float">
            <text:p>2019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1" calcext:value-type="float">
            <text:p>2019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359381366380463" calcext:value-type="float">
            <text:p>3.59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2" calcext:value-type="float">
            <text:p>2019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29154966501488" calcext:value-type="float">
            <text:p>1.29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3" calcext:value-type="float">
            <text:p>2019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464158883361278" calcext:value-type="float">
            <text:p>4.64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4" calcext:value-type="float">
            <text:p>2019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66810053720006" calcext:value-type="float">
            <text:p>1.67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5" calcext:value-type="float">
            <text:p>2019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599484250318941" calcext:value-type="float">
            <text:p>5.99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6" calcext:value-type="float">
            <text:p>2019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215443469003188" calcext:value-type="float">
            <text:p>2.15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7" calcext:value-type="float">
            <text:p>2019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774263682681127" calcext:value-type="float">
            <text:p>7.74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8" calcext:value-type="float">
            <text:p>2019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278255940220712" calcext:value-type="float">
            <text:p>2.78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9" calcext:value-type="float">
            <text:p>2019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1" office:value-type="float" office:value="20200" calcext:value-type="float">
            <text:p>2020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1" calcext:value-type="float">
            <text:p>2020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66810053720006" calcext:value-type="float">
            <text:p>1.67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2" calcext:value-type="float">
            <text:p>2020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278255940220713" calcext:value-type="float">
            <text:p>2.78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3" calcext:value-type="float">
            <text:p>2020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464158883361278" calcext:value-type="float">
            <text:p>4.64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4" calcext:value-type="float">
            <text:p>2020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774263682681127" calcext:value-type="float">
            <text:p>7.74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5" calcext:value-type="float">
            <text:p>2020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29154966501488" calcext:value-type="float">
            <text:p>1.29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6" calcext:value-type="float">
            <text:p>2020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215443469003188" calcext:value-type="float">
            <text:p>2.15E-09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7" calcext:value-type="float">
            <text:p>2020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359381366380462" calcext:value-type="float">
            <text:p>3.59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8" calcext:value-type="float">
            <text:p>2020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599484250318941" calcext:value-type="float">
            <text:p>5.99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9" calcext:value-type="float">
            <text:p>2020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1" calcext:value-type="float">
            <text:p>1.00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0" calcext:value-type="float">
            <text:p>2021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1" calcext:value-type="float">
            <text:p>2021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2" calcext:value-type="float">
            <text:p>2021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3" calcext:value-type="float">
            <text:p>2021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4" calcext:value-type="float">
            <text:p>2021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5" calcext:value-type="float">
            <text:p>2021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6" calcext:value-type="float">
            <text:p>2021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1" calcext:value-type="float">
            <text:p>1.00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7" calcext:value-type="float">
            <text:p>2021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1" calcext:value-type="float">
            <text:p>1.00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8" calcext:value-type="float">
            <text:p>2021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1" calcext:value-type="float">
            <text:p>1.00E-12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9" calcext:value-type="float">
            <text:p>2021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01" calcext:value-type="float">
            <text:p>1.00E-13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20" calcext:value-type="float">
            <text:p>2022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21" calcext:value-type="float">
            <text:p>2022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22" calcext:value-type="float">
            <text:p>2022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" calcext:value-type="float">
            <text:p>0.005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23" calcext:value-type="float">
            <text:p>2022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" calcext:value-type="float">
            <text:p>0.0025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24" calcext:value-type="float">
            <text:p>2022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25" calcext:value-type="float">
            <text:p>2022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26" calcext:value-type="float">
            <text:p>2022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" calcext:value-type="float">
            <text:p>0.005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27" calcext:value-type="float">
            <text:p>2022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" calcext:value-type="float">
            <text:p>0.0025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28" calcext:value-type="float">
            <text:p>2022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29" calcext:value-type="float">
            <text:p>2022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30" calcext:value-type="float">
            <text:p>2023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" calcext:value-type="float">
            <text:p>0.005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31" calcext:value-type="float">
            <text:p>2023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" calcext:value-type="float">
            <text:p>0.0025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32" calcext:value-type="float">
            <text:p>2023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33" calcext:value-type="float">
            <text:p>2023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34" calcext:value-type="float">
            <text:p>2023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35" calcext:value-type="float">
            <text:p>2023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36" calcext:value-type="float">
            <text:p>2023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37" calcext:value-type="float">
            <text:p>2023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38" calcext:value-type="float">
            <text:p>2023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39" calcext:value-type="float">
            <text:p>2023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40" calcext:value-type="float">
            <text:p>2024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41" calcext:value-type="float">
            <text:p>2024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42" calcext:value-type="float">
            <text:p>2024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43" calcext:value-type="float">
            <text:p>2024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44" calcext:value-type="float">
            <text:p>20244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198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45" calcext:value-type="float">
            <text:p>20245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199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46" calcext:value-type="float">
            <text:p>20246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0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47" calcext:value-type="float">
            <text:p>20247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1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48" calcext:value-type="float">
            <text:p>2024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2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49" calcext:value-type="float">
            <text:p>2024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3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0" calcext:value-type="float">
            <text:p>2025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4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1" calcext:value-type="float">
            <text:p>2025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5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2" calcext:value-type="float">
            <text:p>2025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6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3" calcext:value-type="float">
            <text:p>2025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7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4" calcext:value-type="float">
            <text:p>2025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8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5" calcext:value-type="float">
            <text:p>2025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9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6" calcext:value-type="float">
            <text:p>2025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0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57" calcext:value-type="float">
            <text:p>2025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58" calcext:value-type="float">
            <text:p>2025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59" calcext:value-type="float">
            <text:p>2025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0" calcext:value-type="float">
            <text:p>2026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1" calcext:value-type="float">
            <text:p>2026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2" calcext:value-type="float">
            <text:p>2026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3" calcext:value-type="float">
            <text:p>2026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4" calcext:value-type="float">
            <text:p>2026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5" calcext:value-type="float">
            <text:p>2026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6" calcext:value-type="float">
            <text:p>2026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2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7" calcext:value-type="float">
            <text:p>2026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21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8" calcext:value-type="float">
            <text:p>2026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3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69" calcext:value-type="float">
            <text:p>20269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4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0" calcext:value-type="float">
            <text:p>20270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5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1" calcext:value-type="float">
            <text:p>20271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6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2" calcext:value-type="float">
            <text:p>20272</text:p>
          </table:table-cell>
          <table:table-cell office:value-type="string" calcext:value-type="string">
            <text:p>Finer deltax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7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3" calcext:value-type="float">
            <text:p>2027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8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4" calcext:value-type="float">
            <text:p>2027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9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5" calcext:value-type="float">
            <text:p>2027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30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6" calcext:value-type="float">
            <text:p>2027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31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7" calcext:value-type="float">
            <text:p>2027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32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8" calcext:value-type="float">
            <text:p>2027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33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9" calcext:value-type="float">
            <text:p>2027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34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80" calcext:value-type="float">
            <text:p>2028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35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1" calcext:value-type="float">
            <text:p>2028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3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2" calcext:value-type="float">
            <text:p>2028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3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3" calcext:value-type="float">
            <text:p>2028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3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4" calcext:value-type="float">
            <text:p>2028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39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5" calcext:value-type="float">
            <text:p>2028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6" calcext:value-type="float">
            <text:p>2028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7" calcext:value-type="float">
            <text:p>2028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8" calcext:value-type="float">
            <text:p>2028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3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9" calcext:value-type="float">
            <text:p>2028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4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90" calcext:value-type="float">
            <text:p>2029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5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91" calcext:value-type="float">
            <text:p>2029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6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92" calcext:value-type="float">
            <text:p>2029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93" calcext:value-type="float">
            <text:p>20293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94" calcext:value-type="float">
            <text:p>20294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95" calcext:value-type="float">
            <text:p>20295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20296" calcext:value-type="float">
            <text:p>20296</text:p>
          </table:table-cell>
          <table:table-cell office:value-type="string" calcext:value-type="string">
            <text:p>Convergence w.r.t. time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97" calcext:value-type="float">
            <text:p>20297</text:p>
          </table:table-cell>
          <table:table-cell office:value-type="string" calcext:value-type="string">
            <text:p>We have to set SpaceAdapt=false so there is no time adaptation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98" calcext:value-type="float">
            <text:p>2029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99" calcext:value-type="float">
            <text:p>2029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0" calcext:value-type="float">
            <text:p>2030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1" calcext:value-type="float">
            <text:p>2030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67" office:value-type="float" office:value="0.000041" calcext:value-type="float">
            <text:p>4.10E-05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2" calcext:value-type="float">
            <text:p>2030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67" office:value-type="float" office:value="0.000026" calcext:value-type="float">
            <text:p>2.60E-05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3" calcext:value-type="float">
            <text:p>2030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20304" calcext:value-type="float">
            <text:p>2030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5" calcext:value-type="float">
            <text:p>2030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6" calcext:value-type="float">
            <text:p>2030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7" calcext:value-type="float">
            <text:p>2030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8" calcext:value-type="float">
            <text:p>2030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2" calcext:value-type="float">
            <text:p>2031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41" calcext:value-type="float">
            <text:p>4.1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3" calcext:value-type="float">
            <text:p>2031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26" calcext:value-type="float">
            <text:p>2.6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4" calcext:value-type="float">
            <text:p>2031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5" calcext:value-type="float">
            <text:p>203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0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6" calcext:value-type="float">
            <text:p>20316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1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7" calcext:value-type="float">
            <text:p>20317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2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8" calcext:value-type="float">
            <text:p>20318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3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9" calcext:value-type="float">
            <text:p>20319</text:p>
          </table:table-cell>
          <table:table-cell office:value-type="string" calcext:value-type="string">
            <text:p>Finer deltax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4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0" calcext:value-type="float">
            <text:p>20320</text:p>
          </table:table-cell>
          <table:table-cell office:value-type="string" calcext:value-type="string">
            <text:p>Factor AMA_TolS/etaS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5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1" calcext:value-type="float">
            <text:p>2032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6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2" calcext:value-type="float">
            <text:p>2032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7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3" calcext:value-type="float">
            <text:p>2032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8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4" calcext:value-type="float">
            <text:p>2032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9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5" calcext:value-type="float">
            <text:p>2032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80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6" calcext:value-type="float">
            <text:p>2032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81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7" calcext:value-type="float">
            <text:p>2032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2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28" calcext:value-type="float">
            <text:p>2032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3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29" calcext:value-type="float">
            <text:p>2032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4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0" calcext:value-type="float">
            <text:p>2033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5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1" calcext:value-type="float">
            <text:p>2033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2" calcext:value-type="float">
            <text:p>2033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3" calcext:value-type="float">
            <text:p>2033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4" calcext:value-type="float">
            <text:p>2033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9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5" calcext:value-type="float">
            <text:p>2033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9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6" calcext:value-type="float">
            <text:p>2033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9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7" calcext:value-type="float">
            <text:p>2033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9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8" calcext:value-type="float">
            <text:p>2033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93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9" calcext:value-type="float">
            <text:p>2033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95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0" calcext:value-type="float">
            <text:p>20440</text:p>
          </table:table-cell>
          <table:table-cell office:value-type="string" calcext:value-type="string">
            <text:p>cos law, AMA_AnisoOrder=2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96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1" calcext:value-type="float">
            <text:p>2044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97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2" calcext:value-type="float">
            <text:p>2044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98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4" office:value-type="float" office:value="20443" calcext:value-type="float">
            <text:p>2044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99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4" calcext:value-type="float">
            <text:p>2044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0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5" calcext:value-type="float">
            <text:p>2044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1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6" calcext:value-type="float">
            <text:p>2044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2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4" office:value-type="float" office:value="20447" calcext:value-type="float">
            <text:p>2044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3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8" calcext:value-type="float">
            <text:p>2044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4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9" calcext:value-type="float">
            <text:p>2044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5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4" office:value-type="float" office:value="20450" calcext:value-type="float">
            <text:p>2045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6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4" office:value-type="float" office:value="20451" calcext:value-type="float">
            <text:p>2045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07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2" calcext:value-type="float">
            <text:p>20452</text:p>
          </table:table-cell>
          <table:table-cell office:value-type="string" calcext:value-type="string">
            <text:p>Equidistribution, AMA_SizeOrder=5, AMA_AnisoOrder=2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08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3" calcext:value-type="float">
            <text:p>2045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09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4" calcext:value-type="float">
            <text:p>2045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0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5" calcext:value-type="float">
            <text:p>2045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6" calcext:value-type="float">
            <text:p>2045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7" calcext:value-type="float">
            <text:p>2045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8" calcext:value-type="float">
            <text:p>2045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4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9" calcext:value-type="float">
            <text:p>2045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60" calcext:value-type="float">
            <text:p>2046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61" calcext:value-type="float">
            <text:p>2046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62" calcext:value-type="float">
            <text:p>2046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8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63" calcext:value-type="float">
            <text:p>204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0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64" calcext:value-type="float">
            <text:p>20464</text:p>
          </table:table-cell>
          <table:table-cell office:value-type="string" calcext:value-type="string">
            <text:p>Equidistribution, AMA_SizeOrder=2, AMA_AnisoOrder=2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1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65" calcext:value-type="float">
            <text:p>2046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2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66" calcext:value-type="float">
            <text:p>2046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3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67" calcext:value-type="float">
            <text:p>2046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4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68" calcext:value-type="float">
            <text:p>2046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5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69" calcext:value-type="float">
            <text:p>2046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6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70" calcext:value-type="float">
            <text:p>2047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7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71" calcext:value-type="float">
            <text:p>2047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8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72" calcext:value-type="float">
            <text:p>2047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9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73" calcext:value-type="float">
            <text:p>2047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30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74" calcext:value-type="float">
            <text:p>2047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31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20475" calcext:value-type="float">
            <text:p>2047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2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76" calcext:value-type="float">
            <text:p>2047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3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77" calcext:value-type="float">
            <text:p>2047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4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78" calcext:value-type="float">
            <text:p>2047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5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79" calcext:value-type="float">
            <text:p>2047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0" calcext:value-type="float">
            <text:p>2048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1" calcext:value-type="float">
            <text:p>2048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2" calcext:value-type="float">
            <text:p>2048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9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3" calcext:value-type="float">
            <text:p>2048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4" calcext:value-type="float">
            <text:p>2048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5" calcext:value-type="float">
            <text:p>2048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6" calcext:value-type="float">
            <text:p>2048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3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7" calcext:value-type="float">
            <text:p>2048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8" calcext:value-type="float">
            <text:p>20488</text:p>
          </table:table-cell>
          <table:table-cell office:value-type="string" calcext:value-type="string">
            <text:p>With equidistribution at the initial condition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9" calcext:value-type="float">
            <text:p>20489</text:p>
          </table:table-cell>
          <table:table-cell office:value-type="string" calcext:value-type="string">
            <text:p>Does not change too much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0" calcext:value-type="float">
            <text:p>20490</text:p>
          </table:table-cell>
          <table:table-cell office:value-type="string" calcext:value-type="string">
            <text:p>Copied from 20460:20463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8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1" calcext:value-type="float">
            <text:p>2049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0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2" calcext:value-type="float">
            <text:p>20492</text:p>
          </table:table-cell>
          <table:table-cell office:value-type="string" calcext:value-type="string">
            <text:p>CFL ok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3" calcext:value-type="float">
            <text:p>20493</text:p>
          </table:table-cell>
          <table:table-cell office:value-type="string" calcext:value-type="string">
            <text:p>Same params than in articl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4" calcext:value-type="float">
            <text:p>2049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5" calcext:value-type="float">
            <text:p>2049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6" calcext:value-type="float">
            <text:p>2049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7" calcext:value-type="float">
            <text:p>2049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8" calcext:value-type="float">
            <text:p>2049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9" calcext:value-type="float">
            <text:p>2049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00" calcext:value-type="float">
            <text:p>2050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01" calcext:value-type="float">
            <text:p>2050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6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02" calcext:value-type="float">
            <text:p>2050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61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03" calcext:value-type="float">
            <text:p>2050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2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04" calcext:value-type="float">
            <text:p>2050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3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05" calcext:value-type="float">
            <text:p>2050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4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06" calcext:value-type="float">
            <text:p>2050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5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07" calcext:value-type="float">
            <text:p>2050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6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08" calcext:value-type="float">
            <text:p>2050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7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09" calcext:value-type="float">
            <text:p>2050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8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10" calcext:value-type="float">
            <text:p>2051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9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11" calcext:value-type="float">
            <text:p>2051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70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12" calcext:value-type="float">
            <text:p>2051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71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13" calcext:value-type="float">
            <text:p>2051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72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14" calcext:value-type="float">
            <text:p>2051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73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15" calcext:value-type="float">
            <text:p>205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75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16" calcext:value-type="float">
            <text:p>20516</text:p>
          </table:table-cell>
          <table:table-cell office:value-type="string" calcext:value-type="string">
            <text:p>Correct etaS, dynamic AMA_rDeltat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7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17" calcext:value-type="float">
            <text:p>2051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7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18" calcext:value-type="float">
            <text:p>2051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7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19" calcext:value-type="float">
            <text:p>2051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79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0" calcext:value-type="float">
            <text:p>2052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1" calcext:value-type="float">
            <text:p>2052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2" calcext:value-type="float">
            <text:p>2052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3" calcext:value-type="float">
            <text:p>2052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3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4" calcext:value-type="float">
            <text:p>2052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4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5" calcext:value-type="float">
            <text:p>2052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5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6" calcext:value-type="float">
            <text:p>2052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6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7" calcext:value-type="float">
            <text:p>2052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87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28" calcext:value-type="float">
            <text:p>2052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88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29" calcext:value-type="float">
            <text:p>2052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89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0" calcext:value-type="float">
            <text:p>2053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0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1" calcext:value-type="float">
            <text:p>2053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1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2" calcext:value-type="float">
            <text:p>2053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2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3" calcext:value-type="float">
            <text:p>2053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3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4" calcext:value-type="float">
            <text:p>2053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4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5" calcext:value-type="float">
            <text:p>2053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5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6" calcext:value-type="float">
            <text:p>2053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6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7" calcext:value-type="float">
            <text:p>2053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7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8" calcext:value-type="float">
            <text:p>2053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8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9" calcext:value-type="float">
            <text:p>2053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0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0" calcext:value-type="float">
            <text:p>20540</text:p>
          </table:table-cell>
          <table:table-cell office:value-type="string" calcext:value-type="string">
            <text:p>L2-projection etaS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1" calcext:value-type="float">
            <text:p>2054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2" calcext:value-type="float">
            <text:p>2054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3" calcext:value-type="float">
            <text:p>2054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4" calcext:value-type="float">
            <text:p>2054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5" calcext:value-type="float">
            <text:p>2054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6" calcext:value-type="float">
            <text:p>2054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7" calcext:value-type="float">
            <text:p>2054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8" calcext:value-type="float">
            <text:p>2054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9" calcext:value-type="float">
            <text:p>2054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1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50" calcext:value-type="float">
            <text:p>2055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11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51" calcext:value-type="float">
            <text:p>20551</text:p>
          </table:table-cell>
          <table:table-cell table:number-columns-repeated="1009"/>
        </table:table-row>
        <table:table-row table:style-name="ro1">
          <table:table-cell table:style-name="ce162"/>
          <table:table-cell table:style-name="ce166" table:number-columns-repeated="2"/>
          <table:table-cell table:style-name="ce168"/>
          <table:table-cell table:style-name="ce172"/>
          <table:table-cell table:style-name="ce166"/>
          <table:table-cell table:style-name="ce168"/>
          <table:table-cell table:style-name="ce179"/>
          <table:table-cell table:style-name="ce183" table:number-columns-repeated="2"/>
          <table:table-cell table:style-name="ce166"/>
          <table:table-cell table:style-name="ce168" table:number-columns-repeated="2"/>
          <table:table-cell table:style-name="ce188"/>
          <table:table-cell table:style-name="ce166" table:number-columns-repeated="1010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3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2" calcext:value-type="float">
            <text:p>20552</text:p>
          </table:table-cell>
          <table:table-cell office:value-type="string" calcext:value-type="string">
            <text:p>IMA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4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3" calcext:value-type="float">
            <text:p>2055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5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4" calcext:value-type="float">
            <text:p>2055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6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5" calcext:value-type="float">
            <text:p>2055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7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6" calcext:value-type="float">
            <text:p>2055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8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7" calcext:value-type="float">
            <text:p>2055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9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8" calcext:value-type="float">
            <text:p>2055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20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9" calcext:value-type="float">
            <text:p>2055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21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0" calcext:value-type="float">
            <text:p>2056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22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1" calcext:value-type="float">
            <text:p>2056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23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2" calcext:value-type="float">
            <text:p>2056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24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3" calcext:value-type="float">
            <text:p>20563</text:p>
          </table:table-cell>
          <table:table-cell table:number-columns-repeated="1009"/>
        </table:table-row>
        <table:table-row table:style-name="ro1">
          <table:table-cell table:style-name="ce162"/>
          <table:table-cell table:style-name="ce166" table:number-columns-repeated="2"/>
          <table:table-cell table:style-name="ce168"/>
          <table:table-cell table:style-name="ce172"/>
          <table:table-cell table:style-name="ce166"/>
          <table:table-cell table:style-name="ce168"/>
          <table:table-cell table:style-name="ce179"/>
          <table:table-cell table:style-name="ce183" table:number-columns-repeated="2"/>
          <table:table-cell table:style-name="ce166"/>
          <table:table-cell table:style-name="ce168" table:number-columns-repeated="2"/>
          <table:table-cell table:style-name="ce188"/>
          <table:table-cell table:style-name="ce166"/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4" calcext:value-type="float">
            <text:p>20564</text:p>
          </table:table-cell>
          <table:table-cell office:value-type="string" calcext:value-type="string">
            <text:p>Time Adapt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41" calcext:value-type="float">
            <text:p>4.1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5" calcext:value-type="float">
            <text:p>2056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26" calcext:value-type="float">
            <text:p>2.6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6" calcext:value-type="float">
            <text:p>2056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7" calcext:value-type="float">
            <text:p>2056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8" calcext:value-type="float">
            <text:p>2056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9" calcext:value-type="float">
            <text:p>2056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70" calcext:value-type="float">
            <text:p>2057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71" calcext:value-type="float">
            <text:p>2057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72" calcext:value-type="float">
            <text:p>20572</text:p>
          </table:table-cell>
          <table:table-cell office:value-type="string" calcext:value-type="string">
            <text:p>complete err-work diagram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36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73" calcext:value-type="float">
            <text:p>2057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37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74" calcext:value-type="float">
            <text:p>2057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75" calcext:value-type="float">
            <text:p>2057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0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76" calcext:value-type="float">
            <text:p>20576</text:p>
          </table:table-cell>
          <table:table-cell office:value-type="string" calcext:value-type="string">
            <text:p>influence of CA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77" calcext:value-type="float">
            <text:p>20577</text:p>
          </table:table-cell>
          <table:table-cell office:value-type="string" calcext:value-type="string">
            <text:p>incoherent results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78" calcext:value-type="float">
            <text:p>2057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79" calcext:value-type="float">
            <text:p>2057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0" calcext:value-type="float">
            <text:p>2058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1" calcext:value-type="float">
            <text:p>2058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0" calcext:value-type="float">
            <text:p>0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2" calcext:value-type="float">
            <text:p>2058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3" calcext:value-type="float">
            <text:p>2058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4" calcext:value-type="float">
            <text:p>2058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5" calcext:value-type="float">
            <text:p>2058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6" calcext:value-type="float">
            <text:p>2058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1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7" calcext:value-type="float">
            <text:p>2058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3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89" calcext:value-type="float">
            <text:p>20589</text:p>
          </table:table-cell>
          <table:table-cell office:value-type="string" calcext:value-type="string">
            <text:p>influence of CA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0" calcext:value-type="float">
            <text:p>2059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1" calcext:value-type="float">
            <text:p>2059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2" calcext:value-type="float">
            <text:p>2059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7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3" calcext:value-type="float">
            <text:p>2059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4" calcext:value-type="float">
            <text:p>2059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5" calcext:value-type="float">
            <text:p>2059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6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6" calcext:value-type="float">
            <text:p>2059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61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7" calcext:value-type="float">
            <text:p>2059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62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8" calcext:value-type="float">
            <text:p>2059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63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9" calcext:value-type="float">
            <text:p>2059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64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600" calcext:value-type="float">
            <text:p>20600</text:p>
          </table:table-cell>
          <table:table-cell table:number-columns-repeated="1009"/>
        </table:table-row>
        <table:table-row table:style-name="ro1" table:number-rows-repeated="10481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2" table:style-name="ta1">
        <table:table-column table:style-name="co1" table:default-cell-style-name="ce161"/>
        <table:table-column table:style-name="co1" table:number-columns-repeated="6" table:default-cell-style-name="Default"/>
        <table:table-column table:style-name="co1" table:default-cell-style-name="ce178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38" office:value-type="string" calcext:value-type="string">
            <text:p>hp0</text:p>
          </table:table-cell>
          <table:table-cell table:style-name="ce163" office:value-type="string" calcext:value-type="string">
            <text:p>FesOrder</text:p>
          </table:table-cell>
          <table:table-cell table:style-name="ce163" office:value-type="string" calcext:value-type="string">
            <text:p>deltat</text:p>
          </table:table-cell>
          <table:table-cell table:style-name="ce163" office:value-type="string" calcext:value-type="string">
            <text:p>deltax</text:p>
          </table:table-cell>
          <table:table-cell table:style-name="ce169" office:value-type="string" calcext:value-type="string">
            <text:p>tf</text:p>
          </table:table-cell>
          <table:table-cell table:style-name="ce163" office:value-type="string" calcext:value-type="string">
            <text:p>SpaceAdapt</text:p>
          </table:table-cell>
          <table:table-cell table:style-name="ce163" office:value-type="string" calcext:value-type="string">
            <text:p>TolS</text:p>
          </table:table-cell>
          <table:table-cell table:style-name="ce175" office:value-type="string" calcext:value-type="string">
            <text:p>AMA_AnisoOrder</text:p>
          </table:table-cell>
          <table:table-cell table:style-name="ce180" office:value-type="string" calcext:value-type="string">
            <text:p>AMA_ProjN</text:p>
          </table:table-cell>
          <table:table-cell table:style-name="ce180" office:value-type="string" calcext:value-type="string">
            <text:p>AMA_ProjOrder</text:p>
          </table:table-cell>
          <table:table-cell table:style-name="ce163" office:value-type="string" calcext:value-type="string">
            <text:p>TimeAdapt</text:p>
          </table:table-cell>
          <table:table-cell table:style-name="ce163" office:value-type="string" calcext:value-type="string">
            <text:p>TolT</text:p>
          </table:table-cell>
          <table:table-cell table:style-name="ce163" office:value-type="string" calcext:value-type="string">
            <text:p>Deltat0</text:p>
          </table:table-cell>
          <table:table-cell table:style-name="ce185" office:value-type="string" calcext:value-type="string">
            <text:p>Deltat_SaveRes</text:p>
          </table:table-cell>
          <table:table-cell table:style-name="ce189" office:value-type="string" calcext:value-type="string">
            <text:p>SC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01" calcext:value-type="float">
            <text:p>30001</text:p>
          </table:table-cell>
          <table:table-cell office:value-type="string" calcext:value-type="string">
            <text:p>New test with tanh in time</text:p>
          </table:table-cell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02" calcext:value-type="float">
            <text:p>30002</text:p>
          </table:table-cell>
          <table:table-cell office:value-type="string" calcext:value-type="string">
            <text:p>Boundary layer in space</text:p>
          </table:table-cell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03" calcext:value-type="float">
            <text:p>30003</text:p>
          </table:table-cell>
          <table:table-cell office:value-type="string" calcext:value-type="string">
            <text:p>IMA vs AMA</text:p>
          </table:table-cell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5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30004" calcext:value-type="float">
            <text:p>30004</text:p>
          </table:table-cell>
          <table:table-cell office:value-type="string" calcext:value-type="string">
            <text:p>Nonconstant Neumann conditions</text:p>
          </table:table-cell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6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05" calcext:value-type="float">
            <text:p>30005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7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06" calcext:value-type="float">
            <text:p>30006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8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07" calcext:value-type="float">
            <text:p>30007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9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30008" calcext:value-type="float">
            <text:p>30008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10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09" calcext:value-type="float">
            <text:p>30009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11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10" calcext:value-type="float">
            <text:p>30010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12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30011" calcext:value-type="float">
            <text:p>30011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13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30012" calcext:value-type="float">
            <text:p>30012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14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30013" calcext:value-type="float">
            <text:p>30013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15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30014" calcext:value-type="float">
            <text:p>30014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16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30015" calcext:value-type="float">
            <text:p>30015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17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30016" calcext:value-type="float">
            <text:p>30016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18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30017" calcext:value-type="float">
            <text:p>30017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19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30018" calcext:value-type="float">
            <text:p>30018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0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30019" calcext:value-type="float">
            <text:p>30019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30020" calcext:value-type="float">
            <text:p>30020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30021" calcext:value-type="float">
            <text:p>30021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30022" calcext:value-type="float">
            <text:p>30022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30023" calcext:value-type="float">
            <text:p>30023</text:p>
          </table:table-cell>
          <table:table-cell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5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30024" calcext:value-type="float">
            <text:p>3002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25" calcext:value-type="float">
            <text:p>30025</text:p>
          </table:table-cell>
          <table:table-cell office:value-type="string" calcext:value-type="string">
            <text:p>New test with tanh in time</text:p>
          </table:table-cell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26" calcext:value-type="float">
            <text:p>30026</text:p>
          </table:table-cell>
          <table:table-cell office:value-type="string" calcext:value-type="string">
            <text:p>Boundary layer in space</text:p>
          </table:table-cell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27" calcext:value-type="float">
            <text:p>30027</text:p>
          </table:table-cell>
          <table:table-cell office:value-type="string" calcext:value-type="string">
            <text:p>IMA vs AMA</text:p>
          </table:table-cell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30028" calcext:value-type="float">
            <text:p>30028</text:p>
          </table:table-cell>
          <table:table-cell office:value-type="string" calcext:value-type="string">
            <text:p>Convergence w.r.t. time</text:p>
          </table:table-cell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30029" calcext:value-type="float">
            <text:p>30029</text:p>
          </table:table-cell>
          <table:table-cell office:value-type="string" calcext:value-type="string">
            <text:p>We have to set SpaceAdapt=false so there is no time adaptation</text:p>
          </table:table-cell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30030" calcext:value-type="float">
            <text:p>30030</text:p>
          </table:table-cell>
          <table:table-cell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30031" calcext:value-type="float">
            <text:p>30031</text:p>
          </table:table-cell>
          <table:table-cell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30032" calcext:value-type="float">
            <text:p>30032</text:p>
          </table:table-cell>
          <table:table-cell/>
        </table:table-row>
        <table:table-row table:style-name="ro1" table:number-rows-repeated="104854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MovingLayer" table:style-name="ta1">
        <table:table-column table:style-name="co1" table:number-columns-repeated="3" table:default-cell-style-name="Default"/>
        <table:table-column table:style-name="co1" table:default-cell-style-name="ce197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199"/>
        <table:table-column table:style-name="co1" table:default-cell-style-name="ce166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deltax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paceAdapt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TimeAdapt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1" calcext:value-type="float">
            <text:p>1.00E-02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34" calcext:value-type="float">
            <text:p>30034</text:p>
          </table:table-cell>
          <table:table-cell table:style-name="ce166" office:value-type="string" calcext:value-type="string">
            <text:p>space error negligible</text:p>
          </table:table-cell>
          <table:table-cell/>
          <table:table-cell office:value-type="string" calcext:value-type="string">
            <text:p>continue from Test2</text:p>
          </table:table-cell>
          <table:table-cell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35" calcext:value-type="float">
            <text:p>30035</text:p>
          </table:table-cell>
          <table:table-cell table:style-name="ce166" office:value-type="string" calcext:value-type="string">
            <text:p>fixed mesh</text:p>
          </table:table-cell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36" calcext:value-type="float">
            <text:p>3003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37" calcext:value-type="float">
            <text:p>3003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38" calcext:value-type="float">
            <text:p>3003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1" calcext:value-type="float">
            <text:p>1.00E-02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39" calcext:value-type="float">
            <text:p>30039</text:p>
          </table:table-cell>
          <table:table-cell table:style-name="ce166" office:value-type="string" calcext:value-type="string">
            <text:p>same time errors, adaptive mesh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40" calcext:value-type="float">
            <text:p>30040</text:p>
          </table:table-cell>
          <table:table-cell table:style-name="ce166" office:value-type="string" calcext:value-type="string">
            <text:p>see if the Deltat’s are kept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41" calcext:value-type="float">
            <text:p>3004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42" calcext:value-type="float">
            <text:p>3004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43" calcext:value-type="float">
            <text:p>3004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office:value-type="float" office:value="30044" calcext:value-type="float">
            <text:p>30044</text:p>
          </table:table-cell>
          <table:table-cell table:style-name="ce166" office:value-type="string" calcext:value-type="string">
            <text:p>time error negligible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office:value-type="float" office:value="30045" calcext:value-type="float">
            <text:p>3004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office:value-type="float" office:value="30046" calcext:value-type="float">
            <text:p>3004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office:value-type="float" office:value="30047" calcext:value-type="float">
            <text:p>3004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1" calcext:value-type="float">
            <text:p>1.00E-02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48" calcext:value-type="float">
            <text:p>30048</text:p>
          </table:table-cell>
          <table:table-cell table:style-name="ce166" office:value-type="string" calcext:value-type="string">
            <text:p>same parameters as in article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49" calcext:value-type="float">
            <text:p>30049</text:p>
          </table:table-cell>
          <table:table-cell office:value-type="string" calcext:value-type="string">
            <text:p>cfl ok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0" calcext:value-type="float">
            <text:p>30050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1" calcext:value-type="float">
            <text:p>30051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2" calcext:value-type="float">
            <text:p>30052</text:p>
          </table:table-cell>
          <table:table-cell table:number-columns-repeated="4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1" calcext:value-type="float">
            <text:p>1.00E-02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3" calcext:value-type="float">
            <text:p>30053</text:p>
          </table:table-cell>
          <table:table-cell table:style-name="ce201" office:value-type="string" calcext:value-type="string">
            <text:p>correct etaS, dynamic AMA_rDeltat</text:p>
          </table:table-cell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4" calcext:value-type="float">
            <text:p>30054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5" calcext:value-type="float">
            <text:p>30055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6" calcext:value-type="float">
            <text:p>30056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7" calcext:value-type="float">
            <text:p>30057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1" calcext:value-type="float">
            <text:p>1.00E-02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8" calcext:value-type="float">
            <text:p>30058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9" calcext:value-type="float">
            <text:p>30059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60" calcext:value-type="float">
            <text:p>30060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61" calcext:value-type="float">
            <text:p>30061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62" calcext:value-type="float">
            <text:p>30062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table:number-columns-repeated="2"/>
          <table:table-cell table:style-name="ce168"/>
          <table:table-cell table:style-name="ce172"/>
          <table:table-cell table:style-name="ce166"/>
          <table:table-cell table:style-name="ce168"/>
          <table:table-cell table:style-name="ce166"/>
          <table:table-cell table:style-name="ce168" table:number-columns-repeated="2"/>
          <table:table-cell table:style-name="ce183"/>
          <table:table-cell/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63" calcext:value-type="float">
            <text:p>30063</text:p>
          </table:table-cell>
          <table:table-cell table:style-name="ce166" office:value-type="string" calcext:value-type="string">
            <text:p>time error negligible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/>
          <table:table-cell table:style-name="ce192" office:value-type="float" office:value="30064" calcext:value-type="float">
            <text:p>3006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/>
          <table:table-cell table:style-name="ce192" office:value-type="float" office:value="30065" calcext:value-type="float">
            <text:p>3006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/>
          <table:table-cell table:style-name="ce192" office:value-type="float" office:value="30066" calcext:value-type="float">
            <text:p>3006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67" calcext:value-type="float">
            <text:p>3006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/>
          <table:table-cell table:style-name="ce192" office:value-type="float" office:value="30068" calcext:value-type="float">
            <text:p>3006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/>
          <table:table-cell table:style-name="ce192" office:value-type="float" office:value="30069" calcext:value-type="float">
            <text:p>3006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/>
          <table:table-cell table:style-name="ce192" office:value-type="float" office:value="30070" calcext:value-type="float">
            <text:p>3007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71" calcext:value-type="float">
            <text:p>3007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/>
          <table:table-cell table:style-name="ce192" office:value-type="float" office:value="30072" calcext:value-type="float">
            <text:p>3007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/>
          <table:table-cell table:style-name="ce192" office:value-type="float" office:value="30073" calcext:value-type="float">
            <text:p>3007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/>
          <table:table-cell table:style-name="ce192" office:value-type="float" office:value="30074" calcext:value-type="float">
            <text:p>3007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table:number-columns-repeated="2"/>
          <table:table-cell table:style-name="ce168"/>
          <table:table-cell table:style-name="ce172"/>
          <table:table-cell table:style-name="ce166"/>
          <table:table-cell table:style-name="ce168"/>
          <table:table-cell table:style-name="ce166"/>
          <table:table-cell table:style-name="ce168" table:number-columns-repeated="2"/>
          <table:table-cell table:style-name="ce183"/>
          <table:table-cell/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75" calcext:value-type="float">
            <text:p>30075</text:p>
          </table:table-cell>
          <table:table-cell table:style-name="ce166" office:value-type="string" calcext:value-type="string">
            <text:p>time error negligible, L2 projection estimator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/>
          <table:table-cell table:style-name="ce192" office:value-type="float" office:value="30076" calcext:value-type="float">
            <text:p>3007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/>
          <table:table-cell table:style-name="ce192" office:value-type="float" office:value="30077" calcext:value-type="float">
            <text:p>3007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/>
          <table:table-cell table:style-name="ce192" office:value-type="float" office:value="30078" calcext:value-type="float">
            <text:p>3007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79" calcext:value-type="float">
            <text:p>3007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/>
          <table:table-cell table:style-name="ce192" office:value-type="float" office:value="30080" calcext:value-type="float">
            <text:p>3008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/>
          <table:table-cell table:style-name="ce192" office:value-type="float" office:value="30081" calcext:value-type="float">
            <text:p>3008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/>
          <table:table-cell table:style-name="ce192" office:value-type="float" office:value="30082" calcext:value-type="float">
            <text:p>3008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83" calcext:value-type="float">
            <text:p>3008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/>
          <table:table-cell table:style-name="ce192" office:value-type="float" office:value="30084" calcext:value-type="float">
            <text:p>3008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/>
          <table:table-cell table:style-name="ce192" office:value-type="float" office:value="30085" calcext:value-type="float">
            <text:p>3008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/>
          <table:table-cell table:style-name="ce192" office:value-type="float" office:value="30086" calcext:value-type="float">
            <text:p>3008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table:number-columns-repeated="2"/>
          <table:table-cell table:style-name="ce168"/>
          <table:table-cell table:style-name="ce172"/>
          <table:table-cell table:style-name="ce166"/>
          <table:table-cell table:style-name="ce168"/>
          <table:table-cell table:style-name="ce166"/>
          <table:table-cell table:style-name="ce168" table:number-columns-repeated="2"/>
          <table:table-cell table:style-name="ce183"/>
          <table:table-cell/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87" calcext:value-type="float">
            <text:p>30087</text:p>
          </table:table-cell>
          <table:table-cell table:style-name="ce166" office:value-type="string" calcext:value-type="string">
            <text:p>time error negligible, pre vs post approaches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88" calcext:value-type="float">
            <text:p>30088</text:p>
          </table:table-cell>
          <table:table-cell office:value-type="string" calcext:value-type="string">
            <text:p>TolT=0.01TolS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89" calcext:value-type="float">
            <text:p>3008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0" calcext:value-type="float">
            <text:p>3009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1" calcext:value-type="float">
            <text:p>3009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2" calcext:value-type="float">
            <text:p>3009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3" calcext:value-type="float">
            <text:p>3009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4" calcext:value-type="float">
            <text:p>3009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5" calcext:value-type="float">
            <text:p>3009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6" calcext:value-type="float">
            <text:p>3009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7" calcext:value-type="float">
            <text:p>3009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8" calcext:value-type="float">
            <text:p>3009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9" calcext:value-type="float">
            <text:p>3009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00" calcext:value-type="float">
            <text:p>3010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01" calcext:value-type="float">
            <text:p>3010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2" calcext:value-type="float">
            <text:p>3010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3" calcext:value-type="float">
            <text:p>3010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4" calcext:value-type="float">
            <text:p>3010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5" calcext:value-type="float">
            <text:p>3010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6" calcext:value-type="float">
            <text:p>3010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7" calcext:value-type="float">
            <text:p>3010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8" calcext:value-type="float">
            <text:p>3010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9" calcext:value-type="float">
            <text:p>3010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0" calcext:value-type="float">
            <text:p>3011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1" calcext:value-type="float">
            <text:p>3011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2" calcext:value-type="float">
            <text:p>3011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3" calcext:value-type="float">
            <text:p>3011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4" calcext:value-type="float">
            <text:p>3011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5" calcext:value-type="float">
            <text:p>3011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6" calcext:value-type="float">
            <text:p>3011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17" calcext:value-type="float">
            <text:p>3011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18" calcext:value-type="float">
            <text:p>3011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19" calcext:value-type="float">
            <text:p>3011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0" calcext:value-type="float">
            <text:p>3012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1" calcext:value-type="float">
            <text:p>3012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2" calcext:value-type="float">
            <text:p>3012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3" calcext:value-type="float">
            <text:p>3012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4" calcext:value-type="float">
            <text:p>3012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5" calcext:value-type="float">
            <text:p>3012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6" calcext:value-type="float">
            <text:p>3012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7" calcext:value-type="float">
            <text:p>3012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8" calcext:value-type="float">
            <text:p>3012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9" calcext:value-type="float">
            <text:p>3012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30" calcext:value-type="float">
            <text:p>3013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31" calcext:value-type="float">
            <text:p>3013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95" table:number-columns-repeated="2"/>
          <table:table-cell table:style-name="ce196"/>
          <table:table-cell table:style-name="ce198"/>
          <table:table-cell table:style-name="ce195"/>
          <table:table-cell table:style-name="ce196"/>
          <table:table-cell table:style-name="ce195"/>
          <table:table-cell table:style-name="ce196" table:number-columns-repeated="2"/>
          <table:table-cell table:style-name="ce200"/>
          <table:table-cell table:style-name="ce195"/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2" calcext:value-type="float">
            <text:p>30132</text:p>
          </table:table-cell>
          <table:table-cell table:style-name="ce166" office:value-type="string" calcext:value-type="string">
            <text:p>space error negligible, pre vs post approaches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3" calcext:value-type="float">
            <text:p>30133</text:p>
          </table:table-cell>
          <table:table-cell office:value-type="string" calcext:value-type="string">
            <text:p>TolT=0.01TolS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4" calcext:value-type="float">
            <text:p>3013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5" calcext:value-type="float">
            <text:p>3013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6" calcext:value-type="float">
            <text:p>3013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7" calcext:value-type="float">
            <text:p>3013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8" calcext:value-type="float">
            <text:p>3013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9" calcext:value-type="float">
            <text:p>3013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0" calcext:value-type="float">
            <text:p>3014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1" calcext:value-type="float">
            <text:p>3014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2" calcext:value-type="float">
            <text:p>3014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3" calcext:value-type="float">
            <text:p>3014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4" calcext:value-type="float">
            <text:p>3014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5" calcext:value-type="float">
            <text:p>3014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6" calcext:value-type="float">
            <text:p>3014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47" calcext:value-type="float">
            <text:p>3014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48" calcext:value-type="float">
            <text:p>3014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49" calcext:value-type="float">
            <text:p>3014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0" calcext:value-type="float">
            <text:p>3015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1" calcext:value-type="float">
            <text:p>3015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2" calcext:value-type="float">
            <text:p>3015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3" calcext:value-type="float">
            <text:p>3015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4" calcext:value-type="float">
            <text:p>3015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5" calcext:value-type="float">
            <text:p>3015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6" calcext:value-type="float">
            <text:p>30156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7" calcext:value-type="float">
            <text:p>30157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8" calcext:value-type="float">
            <text:p>30158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9" calcext:value-type="float">
            <text:p>30159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60" calcext:value-type="float">
            <text:p>30160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61" calcext:value-type="float">
            <text:p>30161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2" calcext:value-type="float">
            <text:p>30162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3" calcext:value-type="float">
            <text:p>30163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4" calcext:value-type="float">
            <text:p>30164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5" calcext:value-type="float">
            <text:p>30165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6" calcext:value-type="float">
            <text:p>30166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7" calcext:value-type="float">
            <text:p>30167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8" calcext:value-type="float">
            <text:p>30168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9" calcext:value-type="float">
            <text:p>30169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0" calcext:value-type="float">
            <text:p>30170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1" calcext:value-type="float">
            <text:p>30171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2" calcext:value-type="float">
            <text:p>30172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3" calcext:value-type="float">
            <text:p>30173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4" calcext:value-type="float">
            <text:p>30174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5" calcext:value-type="float">
            <text:p>30175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6" calcext:value-type="float">
            <text:p>30176</text:p>
          </table:table-cell>
          <table:table-cell table:number-columns-repeated="4"/>
        </table:table-row>
        <table:table-row table:style-name="ro1" table:number-rows-repeated="104842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Leveque" table:style-name="ta1">
        <table:table-column table:style-name="co1" table:number-columns-repeated="3" table:default-cell-style-name="Default"/>
        <table:table-column table:style-name="co1" table:default-cell-style-name="ce197"/>
        <table:table-column table:style-name="co3" table:default-cell-style-name="Default"/>
        <table:table-column table:style-name="co1" table:default-cell-style-name="Default"/>
        <table:table-column table:style-name="co5" table:number-columns-repeated="2" table:default-cell-style-name="ce199"/>
        <table:table-column table:style-name="co1" table:number-columns-repeated="3" table:default-cell-style-name="Default"/>
        <table:table-column table:style-name="co6" table:default-cell-style-name="ce215"/>
        <table:table-column table:style-name="co1" table:default-cell-style-name="ce215"/>
        <table:table-column table:style-name="co1" table:default-cell-style-name="ce166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paceAdapt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AMA_ProjN</text:p>
          </table:table-cell>
          <table:table-cell office:value-type="string" calcext:value-type="string">
            <text:p>AMA_ProjOrder</text:p>
          </table:table-cell>
          <table:table-cell office:value-type="string" calcext:value-type="string">
            <text:p>TimeAdapt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Deltat_SaveRes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table:style-name="ce164" office:value-type="float" office:value="0.01" calcext:value-type="float">
            <text:p>0.01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1" calcext:value-type="float">
            <text:p>10001</text:p>
          </table:table-cell>
          <table:table-cell office:value-type="string" calcext:value-type="string">
            <text:p>1 revolution</text:p>
          </table:table-cell>
          <table:table-cell table:number-columns-repeated="3"/>
        </table:table-row>
        <table:table-row table:style-name="ro1">
          <table:table-cell table:style-name="ce164" office:value-type="float" office:value="0.0085" calcext:value-type="float">
            <text:p>0.0085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2" calcext:value-type="float">
            <text:p>10002</text:p>
          </table:table-cell>
          <table:table-cell office:value-type="string" calcext:value-type="string">
            <text:p>No AMA</text:p>
          </table:table-cell>
          <table:table-cell table:number-columns-repeated="3"/>
        </table:table-row>
        <table:table-row table:style-name="ro1">
          <table:table-cell table:style-name="ce164" office:value-type="float" office:value="0.0071" calcext:value-type="float">
            <text:p>0.0071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3" calcext:value-type="float">
            <text:p>10003</text:p>
          </table:table-cell>
          <table:table-cell office:value-type="string" calcext:value-type="string">
            <text:p>Very small TolT</text:p>
          </table:table-cell>
          <table:table-cell table:number-columns-repeated="3"/>
        </table:table-row>
        <table:table-row table:style-name="ro1">
          <table:table-cell table:style-name="ce164" office:value-type="float" office:value="0.0059" calcext:value-type="float">
            <text:p>0.0059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4" calcext:value-type="float">
            <text:p>10004</text:p>
          </table:table-cell>
          <table:table-cell table:number-columns-repeated="4"/>
        </table:table-row>
        <table:table-row table:style-name="ro1">
          <table:table-cell table:style-name="ce164" office:value-type="float" office:value="0.005" calcext:value-type="float">
            <text:p>0.005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5" calcext:value-type="float">
            <text:p>10005</text:p>
          </table:table-cell>
          <table:table-cell table:number-columns-repeated="4"/>
        </table:table-row>
        <table:table-row table:style-name="ro1">
          <table:table-cell table:style-name="ce164" office:value-type="float" office:value="0.01" calcext:value-type="float">
            <text:p>0.01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6" calcext:value-type="float">
            <text:p>10006</text:p>
          </table:table-cell>
          <table:table-cell table:number-columns-repeated="4"/>
        </table:table-row>
        <table:table-row table:style-name="ro1">
          <table:table-cell table:style-name="ce164" office:value-type="float" office:value="0.0085" calcext:value-type="float">
            <text:p>0.0085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7" calcext:value-type="float">
            <text:p>10007</text:p>
          </table:table-cell>
          <table:table-cell table:number-columns-repeated="4"/>
        </table:table-row>
        <table:table-row table:style-name="ro1">
          <table:table-cell table:style-name="ce164" office:value-type="float" office:value="0.0071" calcext:value-type="float">
            <text:p>0.0071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8" calcext:value-type="float">
            <text:p>10008</text:p>
          </table:table-cell>
          <table:table-cell table:number-columns-repeated="4"/>
        </table:table-row>
        <table:table-row table:style-name="ro1">
          <table:table-cell table:style-name="ce164" office:value-type="float" office:value="0.0059" calcext:value-type="float">
            <text:p>0.0059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9" calcext:value-type="float">
            <text:p>10009</text:p>
          </table:table-cell>
          <table:table-cell table:number-columns-repeated="4"/>
        </table:table-row>
        <table:table-row table:style-name="ro1">
          <table:table-cell table:style-name="ce164" office:value-type="float" office:value="0.005" calcext:value-type="float">
            <text:p>0.005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10" calcext:value-type="float">
            <text:p>10010</text:p>
          </table:table-cell>
          <table:table-cell table:number-columns-repeated="4"/>
        </table:table-row>
        <table:table-row table:style-name="ro1">
          <table:table-cell table:style-name="ce164" office:value-type="float" office:value="0.01" calcext:value-type="float">
            <text:p>0.01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11" calcext:value-type="float">
            <text:p>10011</text:p>
          </table:table-cell>
          <table:table-cell table:number-columns-repeated="4"/>
        </table:table-row>
        <table:table-row table:style-name="ro1">
          <table:table-cell table:style-name="ce164" office:value-type="float" office:value="0.0085" calcext:value-type="float">
            <text:p>0.0085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12" calcext:value-type="float">
            <text:p>10012</text:p>
          </table:table-cell>
          <table:table-cell table:number-columns-repeated="4"/>
        </table:table-row>
        <table:table-row table:style-name="ro1">
          <table:table-cell table:style-name="ce164" office:value-type="float" office:value="0.0071" calcext:value-type="float">
            <text:p>0.0071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13" calcext:value-type="float">
            <text:p>10013</text:p>
          </table:table-cell>
          <table:table-cell table:number-columns-repeated="4"/>
        </table:table-row>
        <table:table-row table:style-name="ro1">
          <table:table-cell table:style-name="ce164" office:value-type="float" office:value="0.0059" calcext:value-type="float">
            <text:p>0.0059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14" calcext:value-type="float">
            <text:p>10014</text:p>
          </table:table-cell>
          <table:table-cell table:number-columns-repeated="4"/>
        </table:table-row>
        <table:table-row table:style-name="ro1">
          <table:table-cell table:style-name="ce164" office:value-type="float" office:value="0.005" calcext:value-type="float">
            <text:p>0.005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15" calcext:value-type="float">
            <text:p>10015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16" calcext:value-type="float">
            <text:p>10016</text:p>
          </table:table-cell>
          <table:table-cell office:value-type="string" calcext:value-type="string">
            <text:p>1 revolution</text:p>
          </table:table-cell>
          <table:table-cell table:number-columns-repeated="3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31" calcext:value-type="float">
            <text:p>3.1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17" calcext:value-type="float">
            <text:p>10017</text:p>
          </table:table-cell>
          <table:table-cell office:value-type="string" calcext:value-type="string">
            <text:p>AMA</text:p>
          </table:table-cell>
          <table:table-cell table:number-columns-repeated="3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18" calcext:value-type="float">
            <text:p>10018</text:p>
          </table:table-cell>
          <table:table-cell office:value-type="string" calcext:value-type="string">
            <text:p>Very small TolT</text:p>
          </table:table-cell>
          <table:table-cell table:number-columns-repeated="3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1" calcext:value-type="float">
            <text:p>3.1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19" calcext:value-type="float">
            <text:p>10019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0" calcext:value-type="float">
            <text:p>10020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1" calcext:value-type="float">
            <text:p>10021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31" calcext:value-type="float">
            <text:p>3.1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2" calcext:value-type="float">
            <text:p>10022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3" calcext:value-type="float">
            <text:p>10023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1" calcext:value-type="float">
            <text:p>3.1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4" calcext:value-type="float">
            <text:p>10024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5" calcext:value-type="float">
            <text:p>10025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6" calcext:value-type="float">
            <text:p>10026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31" calcext:value-type="float">
            <text:p>3.1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7" calcext:value-type="float">
            <text:p>10027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8" calcext:value-type="float">
            <text:p>10028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1" calcext:value-type="float">
            <text:p>3.1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9" calcext:value-type="float">
            <text:p>10029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30" calcext:value-type="float">
            <text:p>1003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84"/>
          <table:table-cell table:number-columns-repeated="3"/>
          <table:table-cell table:style-name="ce184" table:number-columns-repeated="2"/>
          <table:table-cell table:number-columns-repeated="7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1" calcext:value-type="float">
            <text:p>1003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2" calcext:value-type="float">
            <text:p>1003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3" calcext:value-type="float">
            <text:p>10033</text:p>
          </table:table-cell>
          <table:table-cell office:value-type="string" calcext:value-type="string">
            <text:p>Harder case with delta=1e-3 and TolS=TolT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4" calcext:value-type="float">
            <text:p>10034</text:p>
          </table:table-cell>
          <table:table-cell office:value-type="string" calcext:value-type="string">
            <text:p>Nb of quadrature nodes?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5" calcext:value-type="float">
            <text:p>10035</text:p>
          </table:table-cell>
          <table:table-cell office:value-type="string" calcext:value-type="string">
            <text:p>Efficiency index?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6" calcext:value-type="float">
            <text:p>1003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7" calcext:value-type="float">
            <text:p>1003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8" calcext:value-type="float">
            <text:p>1003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9" calcext:value-type="float">
            <text:p>1003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0" calcext:value-type="float">
            <text:p>1004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1" calcext:value-type="float">
            <text:p>1004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2" calcext:value-type="float">
            <text:p>10042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12" office:value-type="float" office:value="3" calcext:value-type="float">
            <text:p>3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2" office:value-type="float" office:value="10043" calcext:value-type="float">
            <text:p>1004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4" calcext:value-type="float">
            <text:p>1004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5" calcext:value-type="float">
            <text:p>1004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46" calcext:value-type="float">
            <text:p>1004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7" calcext:value-type="float">
            <text:p>1004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8" calcext:value-type="float">
            <text:p>1004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9" calcext:value-type="float">
            <text:p>1004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0" calcext:value-type="float">
            <text:p>1005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1" calcext:value-type="float">
            <text:p>1005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2" calcext:value-type="float">
            <text:p>1005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3" calcext:value-type="float">
            <text:p>10053</text:p>
          </table:table-cell>
          <table:table-cell table:number-columns-repeated="4"/>
        </table:table-row>
        <table:table-row table:style-name="ro1">
          <table:table-cell table:style-name="ce203" office:value-type="float" office:value="0.01" calcext:value-type="float">
            <text:p>0.01</text:p>
          </table:table-cell>
          <table:table-cell table:style-name="ce203" office:value-type="float" office:value="8" calcext:value-type="float">
            <text:p>8</text:p>
          </table:table-cell>
          <table:table-cell table:style-name="ce206" office:value-type="float" office:value="0.001" calcext:value-type="float">
            <text:p>1.00E-03</text:p>
          </table:table-cell>
          <table:table-cell table:style-name="ce209" office:value-type="float" office:value="1" calcext:value-type="float">
            <text:p>1.0</text:p>
          </table:table-cell>
          <table:table-cell table:style-name="ce203" office:value-type="float" office:value="1" calcext:value-type="float">
            <text:p>1</text:p>
          </table:table-cell>
          <table:table-cell table:style-name="ce206" office:value-type="float" office:value="0.000001" calcext:value-type="float">
            <text:p>1.00E-06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float" office:value="22" calcext:value-type="float">
            <text:p>22</text:p>
          </table:table-cell>
          <table:table-cell table:style-name="ce203" office:value-type="float" office:value="1" calcext:value-type="float">
            <text:p>1</text:p>
          </table:table-cell>
          <table:table-cell table:style-name="ce206" office:value-type="float" office:value="0.000001" calcext:value-type="float">
            <text:p>1.00E-06</text:p>
          </table:table-cell>
          <table:table-cell table:style-name="ce206" office:value-type="float" office:value="0.0001" calcext:value-type="float">
            <text:p>1.00E-04</text:p>
          </table:table-cell>
          <table:table-cell table:style-name="ce240" office:value-type="float" office:value="1.5" calcext:value-type="float">
            <text:p>1.500</text:p>
          </table:table-cell>
          <table:table-cell table:style-name="ce240"/>
          <table:table-cell table:style-name="ce244" office:value-type="float" office:value="10054" calcext:value-type="float">
            <text:p>1005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0" calcext:value-type="float">
            <text:p>2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5" calcext:value-type="float">
            <text:p>1005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0" calcext:value-type="float">
            <text:p>2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6" calcext:value-type="float">
            <text:p>1005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0" calcext:value-type="float">
            <text:p>2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7" calcext:value-type="float">
            <text:p>1005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0" calcext:value-type="float">
            <text:p>2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58" calcext:value-type="float">
            <text:p>1005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32" calcext:value-type="float">
            <text:p>3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9" calcext:value-type="float">
            <text:p>1005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32" calcext:value-type="float">
            <text:p>3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60" calcext:value-type="float">
            <text:p>1006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32" calcext:value-type="float">
            <text:p>3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61" calcext:value-type="float">
            <text:p>1006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32" calcext:value-type="float">
            <text:p>3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62" calcext:value-type="float">
            <text:p>1006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44" calcext:value-type="float">
            <text:p>44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63" calcext:value-type="float">
            <text:p>1006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44" calcext:value-type="float">
            <text:p>44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64" calcext:value-type="float">
            <text:p>1006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44" calcext:value-type="float">
            <text:p>44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65" calcext:value-type="float">
            <text:p>1006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44" calcext:value-type="float">
            <text:p>44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66" calcext:value-type="float">
            <text:p>10066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6" office:value-type="float" office:value="10067" calcext:value-type="float">
            <text:p>1006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46" calcext:value-type="float">
            <text:p>4.6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46" calcext:value-type="float">
            <text:p>4.6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68" calcext:value-type="float">
            <text:p>1006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21" calcext:value-type="float">
            <text:p>2.1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21" calcext:value-type="float">
            <text:p>2.1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69" calcext:value-type="float">
            <text:p>1006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0" calcext:value-type="float">
            <text:p>1007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71" calcext:value-type="float">
            <text:p>1007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46" calcext:value-type="float">
            <text:p>4.6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46" calcext:value-type="float">
            <text:p>4.6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2" calcext:value-type="float">
            <text:p>1007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21" calcext:value-type="float">
            <text:p>2.1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21" calcext:value-type="float">
            <text:p>2.1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3" calcext:value-type="float">
            <text:p>1007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4" calcext:value-type="float">
            <text:p>1007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5" calcext:value-type="float">
            <text:p>1007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46" calcext:value-type="float">
            <text:p>4.6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46" calcext:value-type="float">
            <text:p>4.6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6" calcext:value-type="float">
            <text:p>1007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21" calcext:value-type="float">
            <text:p>2.1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21" calcext:value-type="float">
            <text:p>2.1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7" calcext:value-type="float">
            <text:p>1007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8" calcext:value-type="float">
            <text:p>10078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6" office:value-type="float" office:value="10079" calcext:value-type="float">
            <text:p>1007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80" calcext:value-type="float">
            <text:p>1008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81" calcext:value-type="float">
            <text:p>1008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82" calcext:value-type="float">
            <text:p>1008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83" calcext:value-type="float">
            <text:p>1008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84" calcext:value-type="float">
            <text:p>1008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85" calcext:value-type="float">
            <text:p>1008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86" calcext:value-type="float">
            <text:p>1008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87" calcext:value-type="float">
            <text:p>10087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2" office:value-type="float" office:value="10089" calcext:value-type="float">
            <text:p>10089</text:p>
          </table:table-cell>
          <table:table-cell office:value-type="string" calcext:value-type="string">
            <text:p>With factor AMA_TolS/etaS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0" calcext:value-type="float">
            <text:p>1009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1" calcext:value-type="float">
            <text:p>1009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2" calcext:value-type="float">
            <text:p>1009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3" calcext:value-type="float">
            <text:p>1009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4" calcext:value-type="float">
            <text:p>1009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5" calcext:value-type="float">
            <text:p>1009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6" calcext:value-type="float">
            <text:p>1009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7" calcext:value-type="float">
            <text:p>1009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8" calcext:value-type="float">
            <text:p>1009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9" calcext:value-type="float">
            <text:p>1009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00" calcext:value-type="float">
            <text:p>10100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1" calcext:value-type="float">
            <text:p>1.00E-02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8" office:value-type="float" office:value="10101" calcext:value-type="float">
            <text:p>10101</text:p>
          </table:table-cell>
          <table:table-cell office:value-type="string" calcext:value-type="string">
            <text:p>With TolT=100TolS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2" calcext:value-type="float">
            <text:p>1010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3" calcext:value-type="float">
            <text:p>1010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4" calcext:value-type="float">
            <text:p>1010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5" calcext:value-type="float">
            <text:p>1010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6" calcext:value-type="float">
            <text:p>1010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7" calcext:value-type="float">
            <text:p>1010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8" calcext:value-type="float">
            <text:p>1010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9" calcext:value-type="float">
            <text:p>1010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10" calcext:value-type="float">
            <text:p>1011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11" calcext:value-type="float">
            <text:p>1011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12" calcext:value-type="float">
            <text:p>10112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2" office:value-type="float" office:value="10113" calcext:value-type="float">
            <text:p>1011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14" calcext:value-type="float">
            <text:p>1011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15" calcext:value-type="float">
            <text:p>1011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51" office:value-type="float" office:value="10116" calcext:value-type="float">
            <text:p>1011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17" calcext:value-type="float">
            <text:p>1011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18" calcext:value-type="float">
            <text:p>1011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19" calcext:value-type="float">
            <text:p>1011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20" calcext:value-type="float">
            <text:p>1012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21" calcext:value-type="float">
            <text:p>1012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22" calcext:value-type="float">
            <text:p>1012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23" calcext:value-type="float">
            <text:p>1012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24" calcext:value-type="float">
            <text:p>10124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5" calcext:value-type="float">
            <text:p>5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6" calcext:value-type="float">
            <text:p>16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2" office:value-type="float" office:value="10125" calcext:value-type="float">
            <text:p>10125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1" calcext:value-type="float">
            <text:p>1.00E-05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192" office:value-type="float" office:value="10126" calcext:value-type="float">
            <text:p>10126</text:p>
          </table:table-cell>
          <table:table-cell office:value-type="string" calcext:value-type="string">
            <text:p>TolT variable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27" calcext:value-type="float">
            <text:p>10127</text:p>
          </table:table-cell>
          <table:table-cell office:value-type="string" calcext:value-type="string">
            <text:p>TolS=1e-5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28" calcext:value-type="float">
            <text:p>1012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29" calcext:value-type="float">
            <text:p>10129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5" calcext:value-type="float">
            <text:p>5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1" calcext:value-type="float">
            <text:p>1.00E-05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6" calcext:value-type="float">
            <text:p>16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192" office:value-type="float" office:value="10130" calcext:value-type="float">
            <text:p>1013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31" calcext:value-type="float">
            <text:p>1013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32" calcext:value-type="float">
            <text:p>1013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33" calcext:value-type="float">
            <text:p>10133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8" calcext:value-type="float">
            <text:p>8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1" calcext:value-type="float">
            <text:p>1.00E-05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22" calcext:value-type="float">
            <text:p>22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192" office:value-type="float" office:value="10134" calcext:value-type="float">
            <text:p>1013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35" calcext:value-type="float">
            <text:p>1013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52" office:value-type="float" office:value="10136" calcext:value-type="float">
            <text:p>1013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52" office:value-type="float" office:value="10137" calcext:value-type="float">
            <text:p>10137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7" office:value-type="float" office:value="0.000003" calcext:value-type="float">
            <text:p>3.00E-06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192" office:value-type="float" office:value="10138" calcext:value-type="float">
            <text:p>10138</text:p>
          </table:table-cell>
          <table:table-cell office:value-type="string" calcext:value-type="string">
            <text:p>TolT variable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39" calcext:value-type="float">
            <text:p>10139</text:p>
          </table:table-cell>
          <table:table-cell office:value-type="string" calcext:value-type="string">
            <text:p>TolS=3e-6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0" calcext:value-type="float">
            <text:p>1014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1" calcext:value-type="float">
            <text:p>10141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5" calcext:value-type="float">
            <text:p>5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7" office:value-type="float" office:value="0.000003" calcext:value-type="float">
            <text:p>3.00E-06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6" calcext:value-type="float">
            <text:p>16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192" office:value-type="float" office:value="10142" calcext:value-type="float">
            <text:p>1014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3" calcext:value-type="float">
            <text:p>1014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4" calcext:value-type="float">
            <text:p>1014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5" calcext:value-type="float">
            <text:p>10145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8" calcext:value-type="float">
            <text:p>8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7" office:value-type="float" office:value="0.000003" calcext:value-type="float">
            <text:p>3.00E-06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22" calcext:value-type="float">
            <text:p>22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192" office:value-type="float" office:value="10146" calcext:value-type="float">
            <text:p>1014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7" calcext:value-type="float">
            <text:p>1014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8" calcext:value-type="float">
            <text:p>1014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9" calcext:value-type="float">
            <text:p>10149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7" office:value-type="float" office:value="10150" calcext:value-type="float">
            <text:p>1015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1" calcext:value-type="float">
            <text:p>1015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2" calcext:value-type="float">
            <text:p>1015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4" calcext:value-type="float">
            <text:p>1015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5" calcext:value-type="float">
            <text:p>1015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6" calcext:value-type="float">
            <text:p>1015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7" calcext:value-type="float">
            <text:p>1015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8" calcext:value-type="float">
            <text:p>1015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9" calcext:value-type="float">
            <text:p>1015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60" calcext:value-type="float">
            <text:p>1016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61" calcext:value-type="float">
            <text:p>10161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5" calcext:value-type="float">
            <text:p>5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6" calcext:value-type="float">
            <text:p>16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39" office:value-type="float" office:value="0.02" calcext:value-type="float">
            <text:p>0.020</text:p>
          </table:table-cell>
          <table:table-cell table:style-name="ce239"/>
          <table:table-cell table:style-name="ce242" office:value-type="float" office:value="10162" calcext:value-type="float">
            <text:p>10162</text:p>
          </table:table-cell>
          <table:table-cell office:value-type="string" calcext:value-type="string">
            <text:p>Same than 10157, but saving intermediate results</text:p>
          </table:table-cell>
          <table:table-cell table:number-columns-repeated="3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001" calcext:value-type="float">
            <text:p>1.00E-06</text:p>
          </table:table-cell>
          <table:table-cell table:style-name="ce239" office:value-type="float" office:value="0.333" calcext:value-type="float">
            <text:p>0.333</text:p>
          </table:table-cell>
          <table:table-cell table:style-name="ce239"/>
          <table:table-cell table:style-name="ce247" office:value-type="float" office:value="10163" calcext:value-type="float">
            <text:p>1016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47" office:value-type="float" office:value="10164" calcext:value-type="float">
            <text:p>1016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51" office:value-type="float" office:value="10165" calcext:value-type="float">
            <text:p>1016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47" office:value-type="float" office:value="10166" calcext:value-type="float">
            <text:p>1016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47" office:value-type="float" office:value="10167" calcext:value-type="float">
            <text:p>1016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51" office:value-type="float" office:value="10168" calcext:value-type="float">
            <text:p>1016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47" office:value-type="float" office:value="10170" calcext:value-type="float">
            <text:p>1017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47" office:value-type="float" office:value="10171" calcext:value-type="float">
            <text:p>1017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51" office:value-type="float" office:value="10172" calcext:value-type="float">
            <text:p>10172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5" calcext:value-type="float">
            <text:p>5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6" calcext:value-type="float">
            <text:p>16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239" office:value-type="float" office:value="0.1" calcext:value-type="float">
            <text:p>0.100</text:p>
          </table:table-cell>
          <table:table-cell table:style-name="ce239"/>
          <table:table-cell table:style-name="ce247" office:value-type="float" office:value="10173" calcext:value-type="float">
            <text:p>1017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74" calcext:value-type="float">
            <text:p>1017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75" calcext:value-type="float">
            <text:p>1017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76" calcext:value-type="float">
            <text:p>1017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77" calcext:value-type="float">
            <text:p>10177</text:p>
          </table:table-cell>
          <table:table-cell office:value-type="string" calcext:value-type="string">
            <text:p>same than 10168</text:p>
          </table:table-cell>
          <table:table-cell table:number-columns-repeated="3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239" office:value-type="float" office:value="0.1" calcext:value-type="float">
            <text:p>0.100</text:p>
          </table:table-cell>
          <table:table-cell table:style-name="ce239"/>
          <table:table-cell table:style-name="ce242" office:value-type="float" office:value="10178" calcext:value-type="float">
            <text:p>1017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79" calcext:value-type="float">
            <text:p>1017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80" calcext:value-type="float">
            <text:p>1018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81" calcext:value-type="float">
            <text:p>10181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8" calcext:value-type="float">
            <text:p>8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22" calcext:value-type="float">
            <text:p>22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239" office:value-type="float" office:value="0.1" calcext:value-type="float">
            <text:p>0.100</text:p>
          </table:table-cell>
          <table:table-cell table:style-name="ce239"/>
          <table:table-cell table:style-name="ce242" office:value-type="float" office:value="10182" calcext:value-type="float">
            <text:p>1018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83" calcext:value-type="float">
            <text:p>1018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84" calcext:value-type="float">
            <text:p>1018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53" office:value-type="float" office:value="10185" calcext:value-type="float">
            <text:p>1018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005" calcext:value-type="float">
            <text:p>0.005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41" office:value-type="float" office:value="0.1" calcext:value-type="float">
            <text:p>0.10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186" calcext:value-type="float">
            <text:p>10186</text:p>
          </table:table-cell>
          <table:table-cell office:value-type="string" calcext:value-type="string">
            <text:p>pre vs post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1" office:value-type="float" office:value="0.005" calcext:value-type="float">
            <text:p>0.005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182" office:value-type="float" office:value="1" calcext:value-type="float">
            <text:p>1</text:p>
          </table:table-cell>
          <table:table-cell table:style-name="ce247" office:value-type="float" office:value="10187" calcext:value-type="float">
            <text:p>10187</text:p>
          </table:table-cell>
          <table:table-cell office:value-type="string" calcext:value-type="string">
            <text:p>pre vs nonoptimized CP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1" office:value-type="float" office:value="0.005" calcext:value-type="float">
            <text:p>0.005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182" office:value-type="float" office:value="0" calcext:value-type="float">
            <text:p>0</text:p>
          </table:table-cell>
          <table:table-cell table:style-name="ce247" office:value-type="float" office:value="10188" calcext:value-type="float">
            <text:p>10188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005" calcext:value-type="float">
            <text:p>0.005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41" office:value-type="float" office:value="0.1" calcext:value-type="float">
            <text:p>0.100</text:p>
          </table:table-cell>
          <table:table-cell table:style-name="ce214" office:value-type="float" office:value="1" calcext:value-type="float">
            <text:p>1</text:p>
          </table:table-cell>
          <table:table-cell table:style-name="ce247" office:value-type="float" office:value="10189" calcext:value-type="float">
            <text:p>1018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1" office:value-type="float" office:value="0.005" calcext:value-type="float">
            <text:p>0.005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182" office:value-type="float" office:value="0" calcext:value-type="float">
            <text:p>0</text:p>
          </table:table-cell>
          <table:table-cell table:style-name="ce247" office:value-type="float" office:value="10190" calcext:value-type="float">
            <text:p>1019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1" office:value-type="float" office:value="0.005" calcext:value-type="float">
            <text:p>0.005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182" office:value-type="float" office:value="1" calcext:value-type="float">
            <text:p>1</text:p>
          </table:table-cell>
          <table:table-cell table:style-name="ce247" office:value-type="float" office:value="10191" calcext:value-type="float">
            <text:p>10191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41" office:value-type="float" office:value="0.005" calcext:value-type="float">
            <text:p>0.005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192" calcext:value-type="float">
            <text:p>10192</text:p>
          </table:table-cell>
          <table:table-cell office:value-type="string" calcext:value-type="string">
            <text:p>pre vs dolejsi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182" office:value-type="float" office:value="1" calcext:value-type="float">
            <text:p>1</text:p>
          </table:table-cell>
          <table:table-cell table:style-name="ce247" office:value-type="float" office:value="10193" calcext:value-type="float">
            <text:p>1019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41" office:value-type="float" office:value="0.005" calcext:value-type="float">
            <text:p>0.005</text:p>
          </table:table-cell>
          <table:table-cell table:style-name="ce182" office:value-type="float" office:value="0" calcext:value-type="float">
            <text:p>0</text:p>
          </table:table-cell>
          <table:table-cell table:style-name="ce247" office:value-type="float" office:value="10194" calcext:value-type="float">
            <text:p>10194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214" office:value-type="float" office:value="1" calcext:value-type="float">
            <text:p>1</text:p>
          </table:table-cell>
          <table:table-cell table:style-name="ce247" office:value-type="float" office:value="10195" calcext:value-type="float">
            <text:p>1019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41" office:value-type="float" office:value="0.005" calcext:value-type="float">
            <text:p>0.005</text:p>
          </table:table-cell>
          <table:table-cell table:style-name="ce182" office:value-type="float" office:value="0" calcext:value-type="float">
            <text:p>0</text:p>
          </table:table-cell>
          <table:table-cell table:style-name="ce247" office:value-type="float" office:value="10196" calcext:value-type="float">
            <text:p>1019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182" office:value-type="float" office:value="1" calcext:value-type="float">
            <text:p>1</text:p>
          </table:table-cell>
          <table:table-cell table:style-name="ce247" office:value-type="float" office:value="10197" calcext:value-type="float">
            <text:p>10197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182" office:value-type="float" office:value="1" calcext:value-type="float">
            <text:p>1</text:p>
          </table:table-cell>
          <table:table-cell table:style-name="ce247" office:value-type="float" office:value="10198" calcext:value-type="float">
            <text:p>10198</text:p>
          </table:table-cell>
          <table:table-cell office:value-type="string" calcext:value-type="string">
            <text:p>dolejsi, no metric intersection</text:p>
          </table:table-cell>
          <table:table-cell table:number-columns-repeated="3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214" office:value-type="float" office:value="1" calcext:value-type="float">
            <text:p>1</text:p>
          </table:table-cell>
          <table:table-cell table:style-name="ce247" office:value-type="float" office:value="10199" calcext:value-type="float">
            <text:p>1019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182" office:value-type="float" office:value="1" calcext:value-type="float">
            <text:p>1</text:p>
          </table:table-cell>
          <table:table-cell table:style-name="ce247" office:value-type="float" office:value="10200" calcext:value-type="float">
            <text:p>10200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01" calcext:value-type="float">
            <text:p>10201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02" calcext:value-type="float">
            <text:p>10202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03" calcext:value-type="float">
            <text:p>10203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04" calcext:value-type="float">
            <text:p>10204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05" calcext:value-type="float">
            <text:p>10205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06" calcext:value-type="float">
            <text:p>10206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07" calcext:value-type="float">
            <text:p>10207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08" calcext:value-type="float">
            <text:p>10208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09" calcext:value-type="float">
            <text:p>10209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10" calcext:value-type="float">
            <text:p>10210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11" calcext:value-type="float">
            <text:p>10211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12" calcext:value-type="float">
            <text:p>10212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13" calcext:value-type="float">
            <text:p>10213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14" calcext:value-type="float">
            <text:p>10214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15" calcext:value-type="float">
            <text:p>10215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16" calcext:value-type="float">
            <text:p>10216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17" calcext:value-type="float">
            <text:p>10217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18" calcext:value-type="float">
            <text:p>10218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19" calcext:value-type="float">
            <text:p>10219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20" calcext:value-type="float">
            <text:p>10220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21" calcext:value-type="float">
            <text:p>10221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22" calcext:value-type="float">
            <text:p>10222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23" calcext:value-type="float">
            <text:p>10223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24" calcext:value-type="float">
            <text:p>10224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25" calcext:value-type="float">
            <text:p>10225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26" calcext:value-type="float">
            <text:p>10226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27" calcext:value-type="float">
            <text:p>10227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28" calcext:value-type="float">
            <text:p>10228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29" calcext:value-type="float">
            <text:p>10229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30" calcext:value-type="float">
            <text:p>10230</text:p>
          </table:table-cell>
          <table:table-cell table:number-columns-repeated="4"/>
        </table:table-row>
        <table:table-row table:style-name="ro1" table:number-rows-repeated="104834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KPP" table:style-name="ta1">
        <table:table-column table:style-name="co1" table:number-columns-repeated="7" table:default-cell-style-name="Default"/>
        <table:table-column table:style-name="co1" table:default-cell-style-name="ce166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1" calcext:value-type="float">
            <text:p>40001</text:p>
          </table:table-cell>
          <table:table-cell office:value-type="string" calcext:value-type="string">
            <text:p>AMA_SizeOrder=5, AMA_AnisoOrder=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2" calcext:value-type="float">
            <text:p>40002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3" calcext:value-type="float">
            <text:p>40003</text:p>
          </table:table-cell>
          <table:table-cell office:value-type="string" calcext:value-type="string">
            <text:p>AMA_SizeOrder=AMA_AnisoOrder=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4" calcext:value-type="float">
            <text:p>4000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5" calcext:value-type="float">
            <text:p>40005</text:p>
          </table:table-cell>
          <table:table-cell office:value-type="string" calcext:value-type="string">
            <text:p>AMA_SizeOrder=5, AMA_AnisoOrder=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6" calcext:value-type="float">
            <text:p>4000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7" calcext:value-type="float">
            <text:p>40007</text:p>
          </table:table-cell>
          <table:table-cell office:value-type="string" calcext:value-type="string">
            <text:p>Same as in article, CFL ok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8" calcext:value-type="float">
            <text:p>4000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9" calcext:value-type="float">
            <text:p>40009</text:p>
          </table:table-cell>
          <table:table-cell office:value-type="string" calcext:value-type="string">
            <text:p>40008 with intermediate result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0" calcext:value-type="float">
            <text:p>40010</text:p>
          </table:table-cell>
          <table:table-cell office:value-type="string" calcext:value-type="string">
            <text:p>40008 with AMA_rDeltat=0.5, only until t=0.0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1" calcext:value-type="float">
            <text:p>40011</text:p>
          </table:table-cell>
          <table:table-cell office:value-type="string" calcext:value-type="string">
            <text:p>40008 with AMA_rDeltat=0.3, only until t=0.0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2" calcext:value-type="float">
            <text:p>40012</text:p>
          </table:table-cell>
          <table:table-cell office:value-type="string" calcext:value-type="string">
            <text:p>40008 with dynamic AMA_rDeltat, only until t=0.0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3" calcext:value-type="float">
            <text:p>40013</text:p>
          </table:table-cell>
          <table:table-cell table:style-name="ce201" office:value-type="string" calcext:value-type="string">
            <text:p>correct error estimator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4" calcext:value-type="float">
            <text:p>40014</text:p>
          </table:table-cell>
          <table:table-cell table:style-name="ce201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5" calcext:value-type="float">
            <text:p>40015</text:p>
          </table:table-cell>
          <table:table-cell table:style-name="ce201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6" calcext:value-type="float">
            <text:p>4001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17" calcext:value-type="float">
            <text:p>40017</text:p>
          </table:table-cell>
          <table:table-cell office:value-type="string" calcext:value-type="string">
            <text:p>Finer mesh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18" calcext:value-type="float">
            <text:p>4001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19" calcext:value-type="float">
            <text:p>40019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20" calcext:value-type="float">
            <text:p>40020</text:p>
          </table:table-cell>
          <table:table-cell table:style-name="ce201" office:value-type="string" calcext:value-type="string">
            <text:p>Coarser mesh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21" calcext:value-type="float">
            <text:p>40021</text:p>
          </table:table-cell>
          <table:table-cell table:style-name="ce201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22" calcext:value-type="float">
            <text:p>40022</text:p>
          </table:table-cell>
          <table:table-cell table:style-name="ce201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3" calcext:value-type="float">
            <text:p>40023</text:p>
          </table:table-cell>
          <table:table-cell office:value-type="string" calcext:value-type="string">
            <text:p>Finer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4" calcext:value-type="float">
            <text:p>4002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5" calcext:value-type="float">
            <text:p>40025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6" calcext:value-type="float">
            <text:p>40026</text:p>
          </table:table-cell>
          <table:table-cell office:value-type="string" calcext:value-type="string">
            <text:p>Normal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7" calcext:value-type="float">
            <text:p>40027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8" calcext:value-type="float">
            <text:p>4002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9" calcext:value-type="float">
            <text:p>40029</text:p>
          </table:table-cell>
          <table:table-cell office:value-type="string" calcext:value-type="string">
            <text:p>Coarser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30" calcext:value-type="float">
            <text:p>40030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31" calcext:value-type="float">
            <text:p>4003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9" office:value-type="float" office:value="0" calcext:value-type="float">
            <text:p>0</text:p>
          </table:table-cell>
          <table:table-cell table:style-name="ce192" office:value-type="float" office:value="40032" calcext:value-type="float">
            <text:p>40032</text:p>
          </table:table-cell>
          <table:table-cell office:value-type="string" calcext:value-type="string">
            <text:p>Compare pre-adapt vs post-adapt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9" office:value-type="float" office:value="1" calcext:value-type="float">
            <text:p>1</text:p>
          </table:table-cell>
          <table:table-cell table:style-name="ce192" office:value-type="float" office:value="40033" calcext:value-type="float">
            <text:p>40033</text:p>
          </table:table-cell>
          <table:table-cell office:value-type="string" calcext:value-type="string">
            <text:p>pre vs Carpio-Prieto (not optimized) approach,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99" office:value-type="float" office:value="0" calcext:value-type="float">
            <text:p>0</text:p>
          </table:table-cell>
          <table:table-cell table:style-name="ce192" office:value-type="float" office:value="40034" calcext:value-type="float">
            <text:p>4003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92" office:value-type="float" office:value="40035" calcext:value-type="float">
            <text:p>40035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92" office:value-type="float" office:value="40036" calcext:value-type="float">
            <text:p>4003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92" office:value-type="float" office:value="40037" calcext:value-type="float">
            <text:p>4003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99" office:value-type="float" office:value="1" calcext:value-type="float">
            <text:p>1</text:p>
          </table:table-cell>
          <table:table-cell table:style-name="ce192" office:value-type="float" office:value="40038" calcext:value-type="float">
            <text:p>40038</text:p>
          </table:table-cell>
          <table:table-cell office:value-type="string" calcext:value-type="string">
            <text:p>Dolejsi approach, omega_S=0.9*etaS_np1, metric intersection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2" office:value-type="float" office:value="40039" calcext:value-type="float">
            <text:p>40039</text:p>
          </table:table-cell>
          <table:table-cell office:value-type="string" calcext:value-type="string">
            <text:p>tf=0.1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2" office:value-type="float" office:value="40040" calcext:value-type="float">
            <text:p>40040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99" office:value-type="float" office:value="1" calcext:value-type="float">
            <text:p>1</text:p>
          </table:table-cell>
          <table:table-cell table:style-name="ce192" office:value-type="float" office:value="40041" calcext:value-type="float">
            <text:p>40041</text:p>
          </table:table-cell>
          <table:table-cell office:value-type="string" calcext:value-type="string">
            <text:p>Dolejsi approach, omega_S=0.9*etaS_np1, no metric intersection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2" office:value-type="float" office:value="40042" calcext:value-type="float">
            <text:p>40042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2" office:value-type="float" office:value="40043" calcext:value-type="float">
            <text:p>40043</text:p>
          </table:table-cell>
          <table:table-cell table:number-columns-repeated="4"/>
        </table:table-row>
        <table:table-row table:style-name="ro1" table:number-rows-repeated="53">
          <table:table-cell table:number-columns-repeated="7"/>
          <table:table-cell table:style-name="Default"/>
          <table:table-cell table:number-columns-repeated="4"/>
        </table:table-row>
        <table:table-row table:style-name="ro1" table:number-rows-repeated="13">
          <table:table-cell table:number-columns-repeated="3"/>
          <table:table-cell table:style-name="ce184" table:number-columns-repeated="4"/>
          <table:table-cell table:number-columns-repeated="5"/>
        </table:table-row>
        <table:table-row table:style-name="ro1" table:number-rows-repeated="104846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Vortex" table:style-name="ta1">
        <table:table-column table:style-name="co1" table:default-cell-style-name="ce255"/>
        <table:table-column table:style-name="co1" table:number-columns-repeated="6" table:default-cell-style-name="Default"/>
        <table:table-column table:style-name="co7" table:default-cell-style-name="ce261"/>
        <table:table-column table:style-name="co1" table:number-columns-repeated="3" table:default-cell-style-name="Default"/>
        <table:table-row table:style-name="ro1">
          <table:table-cell table:style-name="ce254" office:value-type="string" calcext:value-type="string">
            <text:p>hp0</text:p>
          </table:table-cell>
          <table:table-cell table:style-name="ce163" office:value-type="string" calcext:value-type="string">
            <text:p>FesOrder</text:p>
          </table:table-cell>
          <table:table-cell table:style-name="ce163" office:value-type="string" calcext:value-type="string">
            <text:p>SpaceAdapt</text:p>
          </table:table-cell>
          <table:table-cell table:style-name="ce163" office:value-type="string" calcext:value-type="string">
            <text:p>TolS</text:p>
          </table:table-cell>
          <table:table-cell table:style-name="ce163" office:value-type="string" calcext:value-type="string">
            <text:p>TimeAdapt</text:p>
          </table:table-cell>
          <table:table-cell table:style-name="ce163" office:value-type="string" calcext:value-type="string">
            <text:p>TolT</text:p>
          </table:table-cell>
          <table:table-cell table:style-name="ce163" office:value-type="string" calcext:value-type="string">
            <text:p>Deltat0</text:p>
          </table:table-cell>
          <table:table-cell table:style-name="ce185" office:value-type="string" calcext:value-type="string">
            <text:p>Deltat_SaveRes</text:p>
          </table:table-cell>
          <table:table-cell table:style-name="ce189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1" calcext:value-type="float">
            <text:p>50001</text:p>
          </table:table-cell>
          <table:table-cell office:value-type="string" calcext:value-type="string">
            <text:p>Space Adaptation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2" calcext:value-type="float">
            <text:p>500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3" calcext:value-type="float">
            <text:p>500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4" calcext:value-type="float">
            <text:p>500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5" calcext:value-type="float">
            <text:p>500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6" calcext:value-type="float">
            <text:p>500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7" calcext:value-type="float">
            <text:p>5000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8" calcext:value-type="float">
            <text:p>5000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9" calcext:value-type="float">
            <text:p>5000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0" calcext:value-type="float">
            <text:p>500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1" calcext:value-type="float">
            <text:p>500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2" calcext:value-type="float">
            <text:p>500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3" calcext:value-type="float">
            <text:p>5001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4" calcext:value-type="float">
            <text:p>5001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5" calcext:value-type="float">
            <text:p>50015</text:p>
          </table:table-cell>
          <table:table-cell table:number-columns-repeated="2"/>
        </table:table-row>
        <table:table-row table:style-name="ro1">
          <table:table-cell table:style-name="ce256" office:value-type="float" office:value="0.1" calcext:value-type="float">
            <text:p>0.100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0" calcext:value-type="float">
            <text:p>0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1" calcext:value-type="float">
            <text:p>1.00E-03</text:p>
          </table:table-cell>
          <table:table-cell table:style-name="ce259" office:value-type="float" office:value="0.000001" calcext:value-type="float">
            <text:p>1.00E-06</text:p>
          </table:table-cell>
          <table:table-cell table:style-name="ce262"/>
          <table:table-cell table:style-name="ce242" office:value-type="float" office:value="50016" calcext:value-type="float">
            <text:p>50016</text:p>
          </table:table-cell>
          <table:table-cell office:value-type="string" calcext:value-type="string">
            <text:p>Time Adaptation</text:p>
          </table:table-cell>
          <table:table-cell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7" calcext:value-type="float">
            <text:p>5001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8" calcext:value-type="float">
            <text:p>50018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9" calcext:value-type="float">
            <text:p>50019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/>
          <table:table-cell table:style-name="ce242" office:value-type="float" office:value="50020" calcext:value-type="float">
            <text:p>50020</text:p>
          </table:table-cell>
          <table:table-cell office:value-type="string" calcext:value-type="string">
            <text:p>AMA_AnisoOrder=2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1" calcext:value-type="float">
            <text:p>5002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2" calcext:value-type="float">
            <text:p>500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3" calcext:value-type="float">
            <text:p>5002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4" calcext:value-type="float">
            <text:p>5002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5" calcext:value-type="float">
            <text:p>500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6" calcext:value-type="float">
            <text:p>5002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7" calcext:value-type="float">
            <text:p>5002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8" calcext:value-type="float">
            <text:p>500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9" calcext:value-type="float">
            <text:p>5002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0" calcext:value-type="float">
            <text:p>500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1" calcext:value-type="float">
            <text:p>5003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2" calcext:value-type="float">
            <text:p>5003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3" calcext:value-type="float">
            <text:p>500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4" calcext:value-type="float">
            <text:p>50034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/>
          <table:table-cell table:style-name="ce192" office:value-type="float" office:value="50035" calcext:value-type="float">
            <text:p>50035</text:p>
          </table:table-cell>
          <table:table-cell office:value-type="string" calcext:value-type="string">
            <text:p>with equidistribution loop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6" calcext:value-type="float">
            <text:p>5003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7" calcext:value-type="float">
            <text:p>5003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8" calcext:value-type="float">
            <text:p>500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9" calcext:value-type="float">
            <text:p>5003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0" calcext:value-type="float">
            <text:p>5004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1" calcext:value-type="float">
            <text:p>5004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2" calcext:value-type="float">
            <text:p>5004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3" calcext:value-type="float">
            <text:p>5004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4" calcext:value-type="float">
            <text:p>5004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5" calcext:value-type="float">
            <text:p>5004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6" calcext:value-type="float">
            <text:p>5004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7" calcext:value-type="float">
            <text:p>5004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8" calcext:value-type="float">
            <text:p>5004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9" calcext:value-type="float">
            <text:p>50049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/>
          <table:table-cell table:style-name="ce192" office:value-type="float" office:value="50050" calcext:value-type="float">
            <text:p>50050</text:p>
          </table:table-cell>
          <table:table-cell office:value-type="string" calcext:value-type="string">
            <text:p>with equidistribution loop only for initial condition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1" calcext:value-type="float">
            <text:p>50051</text:p>
          </table:table-cell>
          <table:table-cell office:value-type="string" calcext:value-type="string">
            <text:p>CFL ok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2" calcext:value-type="float">
            <text:p>500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3" calcext:value-type="float">
            <text:p>5005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4" calcext:value-type="float">
            <text:p>5005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5" calcext:value-type="float">
            <text:p>5005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6" calcext:value-type="float">
            <text:p>5005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7" calcext:value-type="float">
            <text:p>5005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8" calcext:value-type="float">
            <text:p>5005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9" calcext:value-type="float">
            <text:p>500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60" calcext:value-type="float">
            <text:p>5006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61" calcext:value-type="float">
            <text:p>5006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62" calcext:value-type="float">
            <text:p>5006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63" calcext:value-type="float">
            <text:p>5006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64" calcext:value-type="float">
            <text:p>50064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001" calcext:value-type="float">
            <text:p>1.00E-06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00001" calcext:value-type="float">
            <text:p>1.00E-08</text:p>
          </table:table-cell>
          <table:table-cell table:style-name="ce259" office:value-type="float" office:value="0.000001" calcext:value-type="float">
            <text:p>1.00E-06</text:p>
          </table:table-cell>
          <table:table-cell table:style-name="ce262"/>
          <table:table-cell table:style-name="ce263" office:value-type="float" office:value="50065" calcext:value-type="float">
            <text:p>50065</text:p>
          </table:table-cell>
          <table:table-cell office:value-type="string" calcext:value-type="string">
            <text:p>50057 with intermediate results</text:p>
          </table:table-cell>
          <table:table-cell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7" office:value-type="float" office:value="50066" calcext:value-type="float">
            <text:p>50066</text:p>
          </table:table-cell>
          <table:table-cell office:value-type="string" calcext:value-type="string">
            <text:p>Correct error estimator, variable AMA_rDeltat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67" calcext:value-type="float">
            <text:p>5006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68" calcext:value-type="float">
            <text:p>5006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69" calcext:value-type="float">
            <text:p>5006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0.2" calcext:value-type="float">
            <text:p>0.2</text:p>
          </table:table-cell>
          <table:table-cell table:style-name="ce247" office:value-type="float" office:value="50070" calcext:value-type="float">
            <text:p>5007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1" calcext:value-type="float">
            <text:p>5007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2" calcext:value-type="float">
            <text:p>5007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3" calcext:value-type="float">
            <text:p>5007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4" calcext:value-type="float">
            <text:p>5007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5" calcext:value-type="float">
            <text:p>5007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6" calcext:value-type="float">
            <text:p>5007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7" calcext:value-type="float">
            <text:p>50077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2" office:value-type="float" office:value="50078" calcext:value-type="float">
            <text:p>50078</text:p>
          </table:table-cell>
          <table:table-cell office:value-type="string" calcext:value-type="string">
            <text:p>Same as 50070, without intermediate solutions</text:p>
          </table:table-cell>
          <table:table-cell/>
        </table:table-row>
        <table:table-row table:style-name="ro1">
          <table:table-cell table:style-name="ce256" office:value-type="float" office:value="0.1" calcext:value-type="float">
            <text:p>0.100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0" calcext:value-type="float">
            <text:p>0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1" calcext:value-type="float">
            <text:p>1.00E-03</text:p>
          </table:table-cell>
          <table:table-cell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2" office:value-type="float" office:value="50079" calcext:value-type="float">
            <text:p>50079</text:p>
          </table:table-cell>
          <table:table-cell office:value-type="string" calcext:value-type="string">
            <text:p>Time Adaptation</text:p>
          </table:table-cell>
          <table:table-cell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2" office:value-type="float" office:value="50080" calcext:value-type="float">
            <text:p>50080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2" office:value-type="float" office:value="50081" calcext:value-type="float">
            <text:p>5008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2" office:value-type="float" office:value="50082" calcext:value-type="float">
            <text:p>50082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7" office:value-type="float" office:value="50083" calcext:value-type="float">
            <text:p>50083</text:p>
          </table:table-cell>
          <table:table-cell office:value-type="string" calcext:value-type="string">
            <text:p>L2 proj error estimator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84" calcext:value-type="float">
            <text:p>5008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85" calcext:value-type="float">
            <text:p>5008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86" calcext:value-type="float">
            <text:p>5008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87" calcext:value-type="float">
            <text:p>5008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88" calcext:value-type="float">
            <text:p>5008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89" calcext:value-type="float">
            <text:p>5008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0" calcext:value-type="float">
            <text:p>500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1" calcext:value-type="float">
            <text:p>5009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2" calcext:value-type="float">
            <text:p>5009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3" calcext:value-type="float">
            <text:p>5009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4" calcext:value-type="float">
            <text:p>50094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005" calcext:value-type="float">
            <text:p>5.00E-06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00001" calcext:value-type="float">
            <text:p>1.00E-08</text:p>
          </table:table-cell>
          <table:table-cell table:style-name="ce259" office:value-type="float" office:value="0.000005" calcext:value-type="float">
            <text:p>5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2" office:value-type="float" office:value="50095" calcext:value-type="float">
            <text:p>50095</text:p>
          </table:table-cell>
          <table:table-cell office:value-type="string" calcext:value-type="string">
            <text:p>to compare CPU times 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7" office:value-type="float" office:value="50096" calcext:value-type="float">
            <text:p>50096</text:p>
          </table:table-cell>
          <table:table-cell office:value-type="string" calcext:value-type="string">
            <text:p>influence of CA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7" calcext:value-type="float">
            <text:p>50097</text:p>
          </table:table-cell>
          <table:table-cell table:style-name="ce265" office:value-type="string" calcext:value-type="string">
            <text:p>CAREFUL!! Manually set tf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8" calcext:value-type="float">
            <text:p>50098</text:p>
          </table:table-cell>
          <table:table-cell table:style-name="ce266" office:value-type="string" calcext:value-type="string">
            <text:p>OK, done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9" calcext:value-type="float">
            <text:p>5009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0" calcext:value-type="float">
            <text:p>501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1" calcext:value-type="float">
            <text:p>501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2" calcext:value-type="float">
            <text:p>501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3" calcext:value-type="float">
            <text:p>501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4" calcext:value-type="float">
            <text:p>501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5" calcext:value-type="float">
            <text:p>501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6" calcext:value-type="float">
            <text:p>501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7" calcext:value-type="float">
            <text:p>50107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7" office:value-type="float" office:value="50108" calcext:value-type="float">
            <text:p>50108</text:p>
          </table:table-cell>
          <table:table-cell office:value-type="string" calcext:value-type="string">
            <text:p>subgrid stabilization</text:p>
          </table:table-cell>
          <table:table-cell table:style-name="ce267" office:value-type="string" calcext:value-type="string">
            <text:p>TolT=0.001TolS</text:p>
          </table:table-cell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9" calcext:value-type="float">
            <text:p>50109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2" calcext:value-type="float">
            <text:p>2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0" calcext:value-type="float">
            <text:p>50110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1" calcext:value-type="float">
            <text:p>5011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2" calcext:value-type="float">
            <text:p>501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3" calcext:value-type="float">
            <text:p>50113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4" calcext:value-type="float">
            <text:p>50114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5" calcext:value-type="float">
            <text:p>50115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6" calcext:value-type="float">
            <text:p>50116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7" calcext:value-type="float">
            <text:p>5011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8" calcext:value-type="float">
            <text:p>50118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9" calcext:value-type="float">
            <text:p>50119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0" calcext:value-type="float">
            <text:p>50120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1" calcext:value-type="float">
            <text:p>5012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2" calcext:value-type="float">
            <text:p>50122</text:p>
          </table:table-cell>
          <table:table-cell office:value-type="string" calcext:value-type="string">
            <text:p>finer meshes</text:p>
          </table:table-cell>
          <table:table-cell office:value-type="string" calcext:value-type="string">
            <text:p>TolT=0.01TolS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3" calcext:value-type="float">
            <text:p>50123</text:p>
          </table:table-cell>
          <table:table-cell office:value-type="string" calcext:value-type="string">
            <text:p>2 threads</text:p>
          </table:table-cell>
          <table:table-cell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4" calcext:value-type="float">
            <text:p>50124</text:p>
          </table:table-cell>
          <table:table-cell table:number-columns-repeated="2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5" calcext:value-type="float">
            <text:p>50125</text:p>
          </table:table-cell>
          <table:table-cell table:number-columns-repeated="2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6" calcext:value-type="float">
            <text:p>50126</text:p>
          </table:table-cell>
          <table:table-cell table:number-columns-repeated="2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7" calcext:value-type="float">
            <text:p>50127</text:p>
          </table:table-cell>
          <table:table-cell table:number-columns-repeated="2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64" office:value-type="float" office:value="50128" calcext:value-type="float">
            <text:p>501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7" office:value-type="float" office:value="50129" calcext:value-type="float">
            <text:p>50129</text:p>
          </table:table-cell>
          <table:table-cell office:value-type="string" calcext:value-type="string">
            <text:p>same as 50108:50121 with TolT=0.01TolS</text:p>
          </table:table-cell>
          <table:table-cell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0" calcext:value-type="float">
            <text:p>50130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2" calcext:value-type="float">
            <text:p>2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1" calcext:value-type="float">
            <text:p>50131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2" calcext:value-type="float">
            <text:p>50132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3" calcext:value-type="float">
            <text:p>501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4" calcext:value-type="float">
            <text:p>50134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5" calcext:value-type="float">
            <text:p>50135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6" calcext:value-type="float">
            <text:p>50136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7" calcext:value-type="float">
            <text:p>5013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8" calcext:value-type="float">
            <text:p>501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9" calcext:value-type="float">
            <text:p>50139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40" calcext:value-type="float">
            <text:p>50140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41" calcext:value-type="float">
            <text:p>50141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42" calcext:value-type="float">
            <text:p>50142</text:p>
          </table:table-cell>
          <table:table-cell table:number-columns-repeated="2"/>
        </table:table-row>
        <table:table-row table:style-name="ro1" table:number-rows-repeated="10484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edov" table:style-name="ta1">
        <table:table-column table:style-name="co1" table:default-cell-style-name="ce269"/>
        <table:table-column table:style-name="co1" table:number-columns-repeated="6" table:default-cell-style-name="Default"/>
        <table:table-column table:style-name="co1" table:number-columns-repeated="2" table:default-cell-style-name="ce184"/>
        <table:table-column table:style-name="co1" table:default-cell-style-name="Default"/>
        <table:table-column table:style-name="co1" table:default-cell-style-name="ce166"/>
        <table:table-column table:style-name="co1" table:default-cell-style-name="Default"/>
        <table:table-row table:style-name="ro1">
          <table:table-cell table:style-name="ce268" office:value-type="string" calcext:value-type="string">
            <text:p>hp0</text:p>
          </table:table-cell>
          <table:table-cell table:style-name="ce163" office:value-type="string" calcext:value-type="string">
            <text:p>FesOrder</text:p>
          </table:table-cell>
          <table:table-cell table:style-name="ce163" office:value-type="string" calcext:value-type="string">
            <text:p>epsilon</text:p>
          </table:table-cell>
          <table:table-cell table:style-name="ce163" office:value-type="string" calcext:value-type="string">
            <text:p>nu</text:p>
          </table:table-cell>
          <table:table-cell table:style-name="ce163" office:value-type="string" calcext:value-type="string">
            <text:p>DT</text:p>
          </table:table-cell>
          <table:table-cell table:style-name="ce163" office:value-type="string" calcext:value-type="string">
            <text:p>TolS</text:p>
          </table:table-cell>
          <table:table-cell table:style-name="ce163" office:value-type="string" calcext:value-type="string">
            <text:p>TolT</text:p>
          </table:table-cell>
          <table:table-cell table:style-name="ce270" office:value-type="string" calcext:value-type="string">
            <text:p>epsilon0</text:p>
          </table:table-cell>
          <table:table-cell table:style-name="ce270" office:value-type="string" calcext:value-type="string">
            <text:p>t_epsilon</text:p>
          </table:table-cell>
          <table:table-cell table:style-name="ce189" office:value-type="string" calcext:value-type="string">
            <text:p>SC</text:p>
          </table:table-cell>
          <table:table-cell table:style-name="ce189" office:value-type="string" calcext:value-type="string">
            <text:p>Last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2" office:value-type="float" office:value="60001" calcext:value-type="float">
            <text:p>6000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2" office:value-type="float" office:value="60002" calcext:value-type="float">
            <text:p>60002</text:p>
          </table:table-cell>
          <table:table-cell/>
          <table:table-cell office:value-type="string" calcext:value-type="string">
            <text:p>monolithic diffusi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3" office:value-type="float" office:value="60003" calcext:value-type="float">
            <text:p>6000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3" office:value-type="float" office:value="60004" calcext:value-type="float">
            <text:p>6000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3" office:value-type="float" office:value="60005" calcext:value-type="float">
            <text:p>60005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2" office:value-type="float" office:value="60006" calcext:value-type="float">
            <text:p>60006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3" office:value-type="float" office:value="60007" calcext:value-type="float">
            <text:p>60007</text:p>
          </table:table-cell>
          <table:table-cell/>
          <table:table-cell office:value-type="string" calcext:value-type="string">
            <text:p>CFL ok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number-columns-repeated="2"/>
          <table:table-cell table:style-name="ce193" office:value-type="float" office:value="60008" calcext:value-type="float">
            <text:p>60008</text:p>
          </table:table-cell>
          <table:table-cell/>
          <table:table-cell office:value-type="string" calcext:value-type="string">
            <text:p>correct eta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3" office:value-type="float" office:value="60009" calcext:value-type="float">
            <text:p>60009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number-columns-repeated="2"/>
          <table:table-cell table:style-name="ce193" office:value-type="float" office:value="60010" calcext:value-type="float">
            <text:p>60010</text:p>
          </table:table-cell>
          <table:table-cell/>
          <table:table-cell table:style-name="ce272" office:value-type="string" calcext:value-type="string">
            <text:p>AnisoOrder=3 instead of 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3" office:value-type="float" office:value="60011" calcext:value-type="float">
            <text:p>60011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1" calcext:value-type="float">
            <text:p>1.00E-01</text:p>
          </table:table-cell>
          <table:table-cell table:style-name="ce192" office:value-type="float" office:value="60012" calcext:value-type="float">
            <text:p>60012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1" calcext:value-type="float">
            <text:p>1.00E-01</text:p>
          </table:table-cell>
          <table:table-cell table:style-name="ce192" office:value-type="float" office:value="60013" calcext:value-type="float">
            <text:p>6001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93" office:value-type="float" office:value="60014" calcext:value-type="float">
            <text:p>60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_epsilon=0.0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0.1" calcext:value-type="float">
            <text:p>1.00E-01</text:p>
          </table:table-cell>
          <table:table-cell table:style-name="ce193" office:value-type="float" office:value="60015" calcext:value-type="float">
            <text:p>60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_epsilon=0.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93" office:value-type="float" office:value="60016" calcext:value-type="float">
            <text:p>60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me as 60014 with equidistribution loop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7" calcext:value-type="float">
            <text:p>7.00E-02</text:p>
          </table:table-cell>
          <table:table-cell table:style-name="ce192" office:value-type="float" office:value="60017" calcext:value-type="float">
            <text:p>60017</text:p>
          </table:table-cell>
          <table:table-cell/>
          <table:table-cell office:value-type="string" calcext:value-type="string">
            <text:p>6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3" calcext:value-type="float">
            <text:p>3.00E-02</text:p>
          </table:table-cell>
          <table:table-cell table:style-name="ce192" office:value-type="float" office:value="60018" calcext:value-type="float">
            <text:p>60018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92" office:value-type="float" office:value="60019" calcext:value-type="float">
            <text:p>60019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7" calcext:value-type="float">
            <text:p>7.00E-03</text:p>
          </table:table-cell>
          <table:table-cell table:style-name="ce271" office:value-type="float" office:value="60020" calcext:value-type="float">
            <text:p>60020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3" calcext:value-type="float">
            <text:p>3.00E-03</text:p>
          </table:table-cell>
          <table:table-cell table:style-name="ce271" office:value-type="float" office:value="60021" calcext:value-type="float">
            <text:p>6002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number-columns-repeated="2" office:value-type="float" office:value="0.001" calcext:value-type="float">
            <text:p>1.00E-03</text:p>
          </table:table-cell>
          <table:table-cell table:style-name="ce271" office:value-type="float" office:value="60022" calcext:value-type="float">
            <text:p>60022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271" office:value-type="float" office:value="60023" calcext:value-type="float">
            <text:p>60023</text:p>
          </table:table-cell>
          <table:table-cell/>
          <table:table-cell office:value-type="string" calcext:value-type="string">
            <text:p>AMA_SizeOrder=FesOrd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7" calcext:value-type="float">
            <text:p>7.00E-03</text:p>
          </table:table-cell>
          <table:table-cell table:style-name="ce271" office:value-type="float" office:value="60024" calcext:value-type="float">
            <text:p>6002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3" calcext:value-type="float">
            <text:p>3.00E-03</text:p>
          </table:table-cell>
          <table:table-cell table:style-name="ce271" office:value-type="float" office:value="60025" calcext:value-type="float">
            <text:p>60025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number-columns-repeated="2" office:value-type="float" office:value="0.001" calcext:value-type="float">
            <text:p>1.00E-03</text:p>
          </table:table-cell>
          <table:table-cell table:style-name="ce271" office:value-type="float" office:value="60026" calcext:value-type="float">
            <text:p>60026</text:p>
          </table:table-cell>
          <table:table-cell table:number-columns-repeated="2"/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uOsher" table:style-name="ta1">
        <table:table-column table:style-name="co1" table:default-cell-style-name="ce269"/>
        <table:table-column table:style-name="co1" table:number-columns-repeated="10" table:default-cell-style-name="Default"/>
        <table:table-row table:style-name="ro1">
          <table:table-cell table:style-name="ce268" office:value-type="string" calcext:value-type="string">
            <text:p>hp0</text:p>
          </table:table-cell>
          <table:table-cell table:style-name="ce163" office:value-type="string" calcext:value-type="string">
            <text:p>FesOrder</text:p>
          </table:table-cell>
          <table:table-cell table:style-name="ce163" office:value-type="string" calcext:value-type="string">
            <text:p>delta0</text:p>
          </table:table-cell>
          <table:table-cell table:style-name="ce163" office:value-type="string" calcext:value-type="string">
            <text:p>epsilon</text:p>
          </table:table-cell>
          <table:table-cell table:style-name="ce163" office:value-type="string" calcext:value-type="string">
            <text:p>nu</text:p>
          </table:table-cell>
          <table:table-cell table:style-name="ce163" office:value-type="string" calcext:value-type="string">
            <text:p>beta</text:p>
          </table:table-cell>
          <table:table-cell table:style-name="ce163" office:value-type="string" calcext:value-type="string">
            <text:p>DT</text:p>
          </table:table-cell>
          <table:table-cell table:style-name="ce163" office:value-type="string" calcext:value-type="string">
            <text:p>TolS</text:p>
          </table:table-cell>
          <table:table-cell table:style-name="ce163" office:value-type="string" calcext:value-type="string">
            <text:p>TolT</text:p>
          </table:table-cell>
          <table:table-cell table:style-name="ce189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1" calcext:value-type="float">
            <text:p>1.00E-03</text:p>
          </table:table-cell>
          <table:table-cell table:style-name="ce184" office:value-type="float" office:value="0.00066666666" calcext:value-type="float">
            <text:p>6.67E-04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2" office:value-type="float" office:value="70001" calcext:value-type="float">
            <text:p>7000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667" calcext:value-type="float">
            <text:p>6.67E-04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2" office:value-type="float" office:value="70002" calcext:value-type="float">
            <text:p>7000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2" office:value-type="float" office:value="70003" calcext:value-type="float">
            <text:p>70003</text:p>
          </table:table-cell>
          <table:table-cell office:value-type="string" calcext:value-type="string">
            <text:p>Monolithic diffusi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2" office:value-type="float" office:value="70004" calcext:value-type="float">
            <text:p>70004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3" office:value-type="float" office:value="70005" calcext:value-type="float">
            <text:p>70005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3" office:value-type="float" office:value="70006" calcext:value-type="float">
            <text:p>70006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3" office:value-type="float" office:value="70007" calcext:value-type="float">
            <text:p>70007</text:p>
          </table:table-cell>
          <table:table-cell office:value-type="string" calcext:value-type="string">
            <text:p>A posteriori AMA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" calcext:value-type="float">
            <text:p>0.00E+00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3" office:value-type="float" office:value="70008" calcext:value-type="float">
            <text:p>70008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2" office:value-type="float" office:value="70009" calcext:value-type="float">
            <text:p>70009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3" office:value-type="float" office:value="70010" calcext:value-type="float">
            <text:p>70010</text:p>
          </table:table-cell>
          <table:table-cell office:value-type="string" calcext:value-type="string">
            <text:p>CFL ok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2" office:value-type="float" office:value="70011" calcext:value-type="float">
            <text:p>70011</text:p>
          </table:table-cell>
          <table:table-cell office:value-type="string" calcext:value-type="string">
            <text:p>correct etaS, 4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273" office:value-type="float" office:value="70012" calcext:value-type="float">
            <text:p>70012</text:p>
          </table:table-cell>
          <table:table-cell office:value-type="string" calcext:value-type="string">
            <text:p>failed. Last nb=38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riplePoint" table:style-name="ta1">
        <table:table-column table:style-name="co1" table:default-cell-style-name="ce269"/>
        <table:table-column table:style-name="co1" table:number-columns-repeated="10" table:default-cell-style-name="Default"/>
        <table:table-row table:style-name="ro1">
          <table:table-cell table:style-name="ce268" office:value-type="string" calcext:value-type="string">
            <text:p>hp0</text:p>
          </table:table-cell>
          <table:table-cell table:style-name="ce163" office:value-type="string" calcext:value-type="string">
            <text:p>FesOrder</text:p>
          </table:table-cell>
          <table:table-cell table:style-name="ce163" office:value-type="string" calcext:value-type="string">
            <text:p>delta0</text:p>
          </table:table-cell>
          <table:table-cell table:style-name="ce163" office:value-type="string" calcext:value-type="string">
            <text:p>epsilon</text:p>
          </table:table-cell>
          <table:table-cell table:style-name="ce163" office:value-type="string" calcext:value-type="string">
            <text:p>TolS</text:p>
          </table:table-cell>
          <table:table-cell table:style-name="ce163" office:value-type="string" calcext:value-type="string">
            <text:p>TolT</text:p>
          </table:table-cell>
          <table:table-cell table:style-name="ce189" office:value-type="string" calcext:value-type="string">
            <text:p>Deltat_SaveRes</text:p>
          </table:table-cell>
          <table:table-cell table:style-name="ce189" office:value-type="string" calcext:value-type="string">
            <text:p>PostAdapt</text:p>
          </table:table-cell>
          <table:table-cell table:style-name="ce189" office:value-type="string" calcext:value-type="string">
            <text:p>SC</text:p>
          </table:table-cell>
          <table:table-cell office:value-type="string" calcext:value-type="string">
            <text:p>Last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1" calcext:value-type="float">
            <text:p>1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2" office:value-type="float" office:value="80001" calcext:value-type="float">
            <text:p>8000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3" office:value-type="float" office:value="80002" calcext:value-type="float">
            <text:p>80002</text:p>
          </table:table-cell>
          <table:table-cell/>
          <table:table-cell office:value-type="string" calcext:value-type="string">
            <text:p>Repetir 80002 para guardar resultados intermedio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84" office:value-type="float" office:value="0.001" calcext:value-type="float">
            <text:p>1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2" office:value-type="float" office:value="80003" calcext:value-type="float">
            <text:p>8000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2" office:value-type="float" office:value="80004" calcext:value-type="float">
            <text:p>8000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2" office:value-type="float" office:value="80005" calcext:value-type="float">
            <text:p>80005</text:p>
          </table:table-cell>
          <table:table-cell/>
          <table:table-cell office:value-type="string" calcext:value-type="string">
            <text:p>80002 repetido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3" office:value-type="float" office:value="80006" calcext:value-type="float">
            <text:p>80006</text:p>
          </table:table-cell>
          <table:table-cell/>
          <table:table-cell office:value-type="string" calcext:value-type="string">
            <text:p>No se ha ejecutado hasta el final, sólo hasta nb=2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2" office:value-type="float" office:value="80007" calcext:value-type="float">
            <text:p>80007</text:p>
          </table:table-cell>
          <table:table-cell/>
          <table:table-cell office:value-type="string" calcext:value-type="string">
            <text:p>CFL ok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3" office:value-type="float" office:value="80008" calcext:value-type="float">
            <text:p>8000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09" calcext:value-type="float">
            <text:p>800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void initial peak, AMA_rDeltat=0.5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10" calcext:value-type="float">
            <text:p>800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72" office:value-type="float" office:value="10" calcext:value-type="float">
            <text:p>10.0</text:p>
          </table:table-cell>
          <table:table-cell table:style-name="ce172"/>
          <table:table-cell table:style-name="ce193" office:value-type="float" office:value="80011" calcext:value-type="float">
            <text:p>80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72" office:value-type="float" office:value="10" calcext:value-type="float">
            <text:p>10.0</text:p>
          </table:table-cell>
          <table:table-cell table:style-name="ce172"/>
          <table:table-cell table:style-name="ce193" office:value-type="float" office:value="80012" calcext:value-type="float">
            <text:p>80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13" calcext:value-type="float">
            <text:p>80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ariable AMA_rDeltat, correct error estimator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14" calcext:value-type="float">
            <text:p>800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2" office:value-type="float" office:value="80015" calcext:value-type="float">
            <text:p>80015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16" calcext:value-type="float">
            <text:p>800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17" calcext:value-type="float">
            <text:p>8001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2" office:value-type="float" office:value="80018" calcext:value-type="float">
            <text:p>80018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19" calcext:value-type="float">
            <text:p>8001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20" calcext:value-type="float">
            <text:p>80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th AMA_TolS_etaS failed, overwritting with equidistribution loop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5" calcext:value-type="float">
            <text:p>5.00E-05</text:p>
          </table:table-cell>
          <table:table-cell table:style-name="ce184" office:value-type="float" office:value="0.000007" calcext:value-type="float">
            <text:p>7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21" calcext:value-type="float">
            <text:p>800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22" calcext:value-type="float">
            <text:p>800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threads=4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23" calcext:value-type="float">
            <text:p>8002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66" office:value-type="float" office:value="0.1" calcext:value-type="float">
            <text:p>0.1</text:p>
          </table:table-cell>
          <table:table-cell table:style-name="ce166"/>
          <table:table-cell table:style-name="ce192" office:value-type="float" office:value="80024" calcext:value-type="float">
            <text:p>80024</text:p>
          </table:table-cell>
          <table:table-cell/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6" calcext:value-type="float">
            <text:p>6.00E-0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66" office:value-type="float" office:value="0.1" calcext:value-type="float">
            <text:p>0.1</text:p>
          </table:table-cell>
          <table:table-cell table:style-name="ce166"/>
          <table:table-cell table:style-name="ce193" office:value-type="float" office:value="80025" calcext:value-type="float">
            <text:p>80025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93" office:value-type="float" office:value="80026" calcext:value-type="float">
            <text:p>8002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6" calcext:value-type="float">
            <text:p>6.00E-05</text:p>
          </table:table-cell>
          <table:table-cell table:style-name="ce184" office:value-type="float" office:value="0.00005" calcext:value-type="float">
            <text:p>5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66" office:value-type="float" office:value="0.1" calcext:value-type="float">
            <text:p>0.1</text:p>
          </table:table-cell>
          <table:table-cell table:style-name="ce166"/>
          <table:table-cell table:style-name="ce192" office:value-type="float" office:value="80027" calcext:value-type="float">
            <text:p>80027</text:p>
          </table:table-cell>
          <table:table-cell/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5" calcext:value-type="float">
            <text:p>5.00E-05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92" office:value-type="float" office:value="80028" calcext:value-type="float">
            <text:p>80028</text:p>
          </table:table-cell>
          <table:table-cell/>
          <table:table-cell office:value-type="string" calcext:value-type="string">
            <text:p>Algunas oscilacione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5" calcext:value-type="float">
            <text:p>5.00E-05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93" office:value-type="float" office:value="80029" calcext:value-type="float">
            <text:p>80029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66" office:value-type="float" office:value="80030" calcext:value-type="float">
            <text:p>8003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5" calcext:value-type="float">
            <text:p>5.00E-05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ce166" office:value-type="float" office:value="80031" calcext:value-type="float">
            <text:p>80031</text:p>
          </table:table-cell>
          <table:table-cell/>
          <table:table-cell office:value-type="string" calcext:value-type="string">
            <text:p>tf=0.4??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5" calcext:value-type="float">
            <text:p>5.00E-05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style-name="ce166" office:value-type="float" office:value="80032" calcext:value-type="float">
            <text:p>80032</text:p>
          </table:table-cell>
          <table:table-cell table:number-columns-repeated="2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ayleighTaylor" table:style-name="ta1">
        <table:table-column table:style-name="co1" table:default-cell-style-name="ce269"/>
        <table:table-column table:style-name="co1" table:number-columns-repeated="7" table:default-cell-style-name="Default"/>
        <table:table-row table:style-name="ro1">
          <table:table-cell table:style-name="ce268" office:value-type="string" calcext:value-type="string">
            <text:p>hp0</text:p>
          </table:table-cell>
          <table:table-cell table:style-name="ce163" office:value-type="string" calcext:value-type="string">
            <text:p>FesOrder</text:p>
          </table:table-cell>
          <table:table-cell table:style-name="ce163" office:value-type="string" calcext:value-type="string">
            <text:p>delta0</text:p>
          </table:table-cell>
          <table:table-cell table:style-name="ce163" office:value-type="string" calcext:value-type="string">
            <text:p>epsilon</text:p>
          </table:table-cell>
          <table:table-cell table:style-name="ce163" office:value-type="string" calcext:value-type="string">
            <text:p>TolS</text:p>
          </table:table-cell>
          <table:table-cell table:style-name="ce163" office:value-type="string" calcext:value-type="string">
            <text:p>TolT</text:p>
          </table:table-cell>
          <table:table-cell table:style-name="ce189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2" office:value-type="float" office:value="90001" calcext:value-type="float">
            <text:p>9000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2" office:value-type="float" office:value="90002" calcext:value-type="float">
            <text:p>9000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2" office:value-type="float" office:value="90003" calcext:value-type="float">
            <text:p>90003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3" office:value-type="float" office:value="90004" calcext:value-type="float">
            <text:p>90004</text:p>
          </table:table-cell>
          <table:table-cell office:value-type="string" calcext:value-type="string">
            <text:p>Movido a heavy, 3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3" office:value-type="float" office:value="90005" calcext:value-type="float">
            <text:p>90005</text:p>
          </table:table-cell>
          <table:table-cell office:value-type="string" calcext:value-type="string">
            <text:p>Movido a heavy, 20</text:p>
          </table:table-cell>
        </table:table-row>
        <table:table-row table:style-name="ro1" table:number-rows-repeated="104856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ockFlame" table:style-name="ta1">
        <table:table-column table:style-name="co1" table:default-cell-style-name="Default"/>
        <table:table-column table:style-name="co1" table:number-columns-repeated="4" table:default-cell-style-name="ce197"/>
        <table:table-column table:style-name="co1" table:default-cell-style-name="Default"/>
        <table:table-column table:style-name="co1" table:default-cell-style-name="ce269"/>
        <table:table-column table:style-name="co1" table:number-columns-repeated="2" table:default-cell-style-name="Default"/>
        <table:table-row table:style-name="ro1">
          <table:table-cell table:style-name="ce163" office:value-type="string" calcext:value-type="string">
            <text:p>FesOrder</text:p>
          </table:table-cell>
          <table:table-cell table:style-name="ce169" office:value-type="string" calcext:value-type="string">
            <text:p>tf</text:p>
          </table:table-cell>
          <table:table-cell table:style-name="ce169" office:value-type="string" calcext:value-type="string">
            <text:p>q</text:p>
          </table:table-cell>
          <table:table-cell table:style-name="ce169" office:value-type="string" calcext:value-type="string">
            <text:p>beta</text:p>
          </table:table-cell>
          <table:table-cell table:style-name="ce169" office:value-type="string" calcext:value-type="string">
            <text:p>ML</text:p>
          </table:table-cell>
          <table:table-cell table:style-name="ce163" office:value-type="string" calcext:value-type="string">
            <text:p>epsilon</text:p>
          </table:table-cell>
          <table:table-cell table:style-name="ce268" office:value-type="string" calcext:value-type="string">
            <text:p>Lx</text:p>
          </table:table-cell>
          <table:table-cell table:style-name="ce189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1" calcext:value-type="float">
            <text:p>100001</text:p>
          </table:table-cell>
          <table:table-cell table:style-name="ce272" office:value-type="string" calcext:value-type="string">
            <text:p>REPETIR!! SupersonicOutlet1 no estaba bi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2" calcext:value-type="float">
            <text:p>1000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3" calcext:value-type="float">
            <text:p>1000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4" calcext:value-type="float">
            <text:p>1000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5" calcext:value-type="float">
            <text:p>1000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6" calcext:value-type="float">
            <text:p>1000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7" calcext:value-type="float">
            <text:p>10000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8" calcext:value-type="float">
            <text:p>10000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.5" calcext:value-type="float">
            <text:p>3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9" calcext:value-type="float">
            <text:p>10000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4" calcext:value-type="float">
            <text:p>4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0" calcext:value-type="float">
            <text:p>100010</text:p>
          </table:table-cell>
          <table:table-cell/>
        </table:table-row>
        <table:table-row table:style-name="ro1">
          <table:table-cell table:number-columns-repeated="5"/>
          <table:table-cell table:style-name="ce184"/>
          <table:table-cell/>
          <table:table-cell table:style-name="ce166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1" calcext:value-type="float">
            <text:p>100011</text:p>
          </table:table-cell>
          <table:table-cell office:value-type="string" calcext:value-type="string">
            <text:p>Correct SupersonicOutlet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2" calcext:value-type="float">
            <text:p>1000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3" calcext:value-type="float">
            <text:p>10001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4" calcext:value-type="float">
            <text:p>10001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5" calcext:value-type="float">
            <text:p>1000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6" calcext:value-type="float">
            <text:p>10001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7" calcext:value-type="float">
            <text:p>10001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8" calcext:value-type="float">
            <text:p>10001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.5" calcext:value-type="float">
            <text:p>3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9" calcext:value-type="float">
            <text:p>10001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4" calcext:value-type="float">
            <text:p>4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20" calcext:value-type="float">
            <text:p>10002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21" calcext:value-type="float">
            <text:p>100021</text:p>
          </table:table-cell>
          <table:table-cell office:value-type="string" calcext:value-type="string">
            <text:p>Same as 100012 and 100018 with different doma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240" calcext:value-type="float">
            <text:p>240.00</text:p>
          </table:table-cell>
          <table:table-cell table:style-name="ce192" office:value-type="float" office:value="100022" calcext:value-type="float">
            <text:p>1000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23" calcext:value-type="float">
            <text:p>10002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240" calcext:value-type="float">
            <text:p>240.00</text:p>
          </table:table-cell>
          <table:table-cell table:style-name="ce192" office:value-type="float" office:value="100024" calcext:value-type="float">
            <text:p>100024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5" calcext:value-type="float">
            <text:p>5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25" calcext:value-type="float">
            <text:p>1000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10" calcext:value-type="float">
            <text:p>1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26" calcext:value-type="float">
            <text:p>10002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0" calcext:value-type="float">
            <text:p>2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271" office:value-type="float" office:value="100027" calcext:value-type="float">
            <text:p>100027</text:p>
          </table:table-cell>
          <table:table-cell office:value-type="string" calcext:value-type="string">
            <text:p>17?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50" calcext:value-type="float">
            <text:p>5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271" office:value-type="float" office:value="100028" calcext:value-type="float">
            <text:p>100028</text:p>
          </table:table-cell>
          <table:table-cell/>
        </table:table-row>
        <table:table-row table:style-name="ro1">
          <table:table-cell table:number-columns-repeated="5"/>
          <table:table-cell table:style-name="ce184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29" calcext:value-type="float">
            <text:p>10002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0" calcext:value-type="float">
            <text:p>10003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1" calcext:value-type="float">
            <text:p>10003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2" calcext:value-type="float">
            <text:p>1000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3" calcext:value-type="float">
            <text:p>10003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5" calcext:value-type="float">
            <text:p>5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4" calcext:value-type="float">
            <text:p>10003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10" calcext:value-type="float">
            <text:p>1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5" calcext:value-type="float">
            <text:p>10003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0" calcext:value-type="float">
            <text:p>2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6" calcext:value-type="float">
            <text:p>100036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5" calcext:value-type="float">
            <text:p>5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66" office:value-type="float" office:value="100037" calcext:value-type="float">
            <text:p>10003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10" calcext:value-type="float">
            <text:p>1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66" office:value-type="float" office:value="100038" calcext:value-type="float">
            <text:p>10003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20" calcext:value-type="float">
            <text:p>2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66" office:value-type="float" office:value="100039" calcext:value-type="float">
            <text:p>100039</text:p>
          </table:table-cell>
          <table:table-cell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olitonRelaxed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97"/>
        <table:table-column table:style-name="co1" table:default-cell-style-name="ce178"/>
        <table:table-column table:style-name="co1" table:default-cell-style-name="Default"/>
        <table:table-column table:style-name="co1" table:default-cell-style-name="ce278"/>
        <table:table-column table:style-name="co1" table:default-cell-style-name="ce166"/>
        <table:table-column table:style-name="co1" table:default-cell-style-name="Default"/>
        <table:table-column table:style-name="co1" table:default-cell-style-name="ce280"/>
        <table:table-row table:style-name="ro1">
          <table:table-cell table:style-name="ce163" office:value-type="string" calcext:value-type="string">
            <text:p>FesOrder</text:p>
          </table:table-cell>
          <table:table-cell table:style-name="ce169" office:value-type="string" calcext:value-type="string">
            <text:p>tf</text:p>
          </table:table-cell>
          <table:table-cell table:style-name="ce169" office:value-type="string" calcext:value-type="string">
            <text:p>xend</text:p>
          </table:table-cell>
          <table:table-cell table:style-name="ce175" office:value-type="string" calcext:value-type="string">
            <text:p>SolitonId</text:p>
          </table:table-cell>
          <table:table-cell table:style-name="ce163" office:value-type="string" calcext:value-type="string">
            <text:p>TolS</text:p>
          </table:table-cell>
          <table:table-cell table:style-name="ce277" office:value-type="string" calcext:value-type="string">
            <text:p>TolT</text:p>
          </table:table-cell>
          <table:table-cell table:style-name="ce189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1" calcext:value-type="float">
            <text:p>1.00E-02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192" office:value-type="float" office:value="110000" calcext:value-type="float">
            <text:p>110000</text:p>
          </table:table-cell>
          <table:table-cell table:style-name="ce279" office:value-type="string" calcext:value-type="string">
            <text:p>Soliton wave speed c0=3.43</text:p>
          </table:table-cell>
          <table:table-cell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999999999999999" calcext:value-type="float">
            <text:p>1.00E-03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192" office:value-type="float" office:value="110001" calcext:value-type="float">
            <text:p>110001</text:p>
          </table:table-cell>
          <table:table-cell office:value-type="string" calcext:value-type="string">
            <text:p>Space convergence</text:p>
          </table:table-cell>
          <table:table-cell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192" office:value-type="float" office:value="110002" calcext:value-type="float">
            <text:p>110002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276" office:value-type="float" office:value="0.0000001" calcext:value-type="float">
            <text:p>1.00E-07</text:p>
          </table:table-cell>
          <table:table-cell table:style-name="ce192" office:value-type="float" office:value="110003" calcext:value-type="float">
            <text:p>110003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276" office:value-type="float" office:value="0.00000001" calcext:value-type="float">
            <text:p>1.00E-08</text:p>
          </table:table-cell>
          <table:table-cell table:style-name="ce192" office:value-type="float" office:value="110004" calcext:value-type="float">
            <text:p>110004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1" calcext:value-type="float">
            <text:p>1.00E-02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192" office:value-type="float" office:value="110005" calcext:value-type="float">
            <text:p>110005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999999999999999" calcext:value-type="float">
            <text:p>1.00E-03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192" office:value-type="float" office:value="110006" calcext:value-type="float">
            <text:p>110006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192" office:value-type="float" office:value="110007" calcext:value-type="float">
            <text:p>110007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276" office:value-type="float" office:value="0.0000001" calcext:value-type="float">
            <text:p>1.00E-07</text:p>
          </table:table-cell>
          <table:table-cell table:style-name="ce192" office:value-type="float" office:value="110008" calcext:value-type="float">
            <text:p>110008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276" office:value-type="float" office:value="0.00000001" calcext:value-type="float">
            <text:p>1.00E-08</text:p>
          </table:table-cell>
          <table:table-cell table:style-name="ce192" office:value-type="float" office:value="110009" calcext:value-type="float">
            <text:p>110009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30" calcext:value-type="float">
            <text:p>30</text:p>
          </table:table-cell>
          <table:table-cell table:style-name="ce276" office:value-type="float" office:value="0.01" calcext:value-type="float">
            <text:p>1.00E-02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192" office:value-type="float" office:value="110010" calcext:value-type="float">
            <text:p>110010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30" calcext:value-type="float">
            <text:p>30</text:p>
          </table:table-cell>
          <table:table-cell table:style-name="ce276" office:value-type="float" office:value="0.000999999999999999" calcext:value-type="float">
            <text:p>1.00E-03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192" office:value-type="float" office:value="110011" calcext:value-type="float">
            <text:p>110011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30" calcext:value-type="float">
            <text:p>30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192" office:value-type="float" office:value="110012" calcext:value-type="float">
            <text:p>110012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30" calcext:value-type="float">
            <text:p>30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276" office:value-type="float" office:value="0.0000001" calcext:value-type="float">
            <text:p>1.00E-07</text:p>
          </table:table-cell>
          <table:table-cell table:style-name="ce192" office:value-type="float" office:value="110013" calcext:value-type="float">
            <text:p>110013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30" calcext:value-type="float">
            <text:p>30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276" office:value-type="float" office:value="0.00000001" calcext:value-type="float">
            <text:p>1.00E-08</text:p>
          </table:table-cell>
          <table:table-cell table:style-name="ce192" office:value-type="float" office:value="110014" calcext:value-type="float">
            <text:p>110014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92" office:value-type="float" office:value="110015" calcext:value-type="float">
            <text:p>110015</text:p>
          </table:table-cell>
          <table:table-cell office:value-type="string" calcext:value-type="string">
            <text:p>Time convergence</text:p>
          </table:table-cell>
          <table:table-cell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92" office:value-type="float" office:value="110016" calcext:value-type="float">
            <text:p>110016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92" office:value-type="float" office:value="110017" calcext:value-type="float">
            <text:p>110017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92" office:value-type="float" office:value="110018" calcext:value-type="float">
            <text:p>110018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0001" calcext:value-type="float">
            <text:p>1.00E-08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92" office:value-type="float" office:value="110019" calcext:value-type="float">
            <text:p>110019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92" office:value-type="float" office:value="110020" calcext:value-type="float">
            <text:p>110020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92" office:value-type="float" office:value="110021" calcext:value-type="float">
            <text:p>110021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92" office:value-type="float" office:value="110022" calcext:value-type="float">
            <text:p>110022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92" office:value-type="float" office:value="110023" calcext:value-type="float">
            <text:p>110023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0001" calcext:value-type="float">
            <text:p>1.00E-08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92" office:value-type="float" office:value="110024" calcext:value-type="float">
            <text:p>110024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30" calcext:value-type="float">
            <text:p>3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92" office:value-type="float" office:value="110025" calcext:value-type="float">
            <text:p>110025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30" calcext:value-type="float">
            <text:p>30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92" office:value-type="float" office:value="110026" calcext:value-type="float">
            <text:p>110026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30" calcext:value-type="float">
            <text:p>30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93" office:value-type="float" office:value="110027" calcext:value-type="float">
            <text:p>110027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30" calcext:value-type="float">
            <text:p>30</text:p>
          </table:table-cell>
          <table:table-cell table:style-name="ce167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93" office:value-type="float" office:value="110028" calcext:value-type="float">
            <text:p>110028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30" calcext:value-type="float">
            <text:p>30</text:p>
          </table:table-cell>
          <table:table-cell table:style-name="ce167" office:value-type="float" office:value="0.00000001" calcext:value-type="float">
            <text:p>1.00E-08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93" office:value-type="float" office:value="110029" calcext:value-type="float">
            <text:p>11002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84"/>
          <table:table-cell table:number-columns-repeated="4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92" office:value-type="float" office:value="110030" calcext:value-type="float">
            <text:p>110030</text:p>
          </table:table-cell>
          <table:table-cell office:value-type="string" calcext:value-type="string">
            <text:p>IRK - time convergence</text:p>
          </table:table-cell>
          <table:table-cell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92" office:value-type="float" office:value="110031" calcext:value-type="float">
            <text:p>110031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92" office:value-type="float" office:value="110032" calcext:value-type="float">
            <text:p>110032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92" office:value-type="float" office:value="110033" calcext:value-type="float">
            <text:p>110033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0001" calcext:value-type="float">
            <text:p>1.00E-08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92" office:value-type="float" office:value="110034" calcext:value-type="float">
            <text:p>110034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92" office:value-type="float" office:value="110035" calcext:value-type="float">
            <text:p>110035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92" office:value-type="float" office:value="110036" calcext:value-type="float">
            <text:p>110036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92" office:value-type="float" office:value="110037" calcext:value-type="float">
            <text:p>110037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92" office:value-type="float" office:value="110038" calcext:value-type="float">
            <text:p>110038</text:p>
          </table:table-cell>
          <table:table-cell table:number-columns-repeated="2"/>
        </table:table-row>
        <table:table-row table:style-name="ro1"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0001" calcext:value-type="float">
            <text:p>1.00E-08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92" office:value-type="float" office:value="110039" calcext:value-type="float">
            <text:p>110039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1" calcext:value-type="float">
            <text:p>1.00E-02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192" office:value-type="float" office:value="110040" calcext:value-type="float">
            <text:p>110040</text:p>
          </table:table-cell>
          <table:table-cell office:value-type="string" calcext:value-type="string">
            <text:p>IRK - space convergence</text:p>
          </table:table-cell>
          <table:table-cell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999999999999999" calcext:value-type="float">
            <text:p>1.00E-03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192" office:value-type="float" office:value="110041" calcext:value-type="float">
            <text:p>110041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192" office:value-type="float" office:value="110042" calcext:value-type="float">
            <text:p>110042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276" office:value-type="float" office:value="0.0000001" calcext:value-type="float">
            <text:p>1.00E-07</text:p>
          </table:table-cell>
          <table:table-cell table:style-name="ce192" office:value-type="float" office:value="110043" calcext:value-type="float">
            <text:p>110043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276" office:value-type="float" office:value="0.00000001" calcext:value-type="float">
            <text:p>1.00E-08</text:p>
          </table:table-cell>
          <table:table-cell table:style-name="ce192" office:value-type="float" office:value="110044" calcext:value-type="float">
            <text:p>110044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1" calcext:value-type="float">
            <text:p>1.00E-02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192" office:value-type="float" office:value="110045" calcext:value-type="float">
            <text:p>110045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999999999999999" calcext:value-type="float">
            <text:p>1.00E-03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192" office:value-type="float" office:value="110046" calcext:value-type="float">
            <text:p>110046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192" office:value-type="float" office:value="110047" calcext:value-type="float">
            <text:p>110047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276" office:value-type="float" office:value="0.0000001" calcext:value-type="float">
            <text:p>1.00E-07</text:p>
          </table:table-cell>
          <table:table-cell table:style-name="ce192" office:value-type="float" office:value="110048" calcext:value-type="float">
            <text:p>110048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276" office:value-type="float" office:value="0.00000001" calcext:value-type="float">
            <text:p>1.00E-08</text:p>
          </table:table-cell>
          <table:table-cell table:style-name="ce192" office:value-type="float" office:value="110049" calcext:value-type="float">
            <text:p>110049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1" calcext:value-type="float">
            <text:p>1.00E-04</text:p>
          </table:table-cell>
          <table:table-cell table:style-name="ce192" office:value-type="float" office:value="110050" calcext:value-type="float">
            <text:p>110050</text:p>
          </table:table-cell>
          <table:table-cell office:value-type="string" calcext:value-type="string">
            <text:p>Diffusion in long term simulation</text:p>
          </table:table-cell>
          <table:table-cell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01" calcext:value-type="float">
            <text:p>1.00E-05</text:p>
          </table:table-cell>
          <table:table-cell table:style-name="ce192" office:value-type="float" office:value="110051" calcext:value-type="float">
            <text:p>110051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001" calcext:value-type="float">
            <text:p>1.00E-06</text:p>
          </table:table-cell>
          <table:table-cell table:style-name="ce271" office:value-type="float" office:value="110052" calcext:value-type="float">
            <text:p>110052</text:p>
          </table:table-cell>
          <table:table-cell table:number-columns-repeated="2"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olitonExact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97"/>
        <table:table-column table:style-name="co1" table:default-cell-style-name="ce178"/>
        <table:table-column table:style-name="co1" table:default-cell-style-name="Default"/>
        <table:table-column table:style-name="co1" table:default-cell-style-name="ce278"/>
        <table:table-column table:style-name="co1" table:default-cell-style-name="ce166"/>
        <table:table-column table:style-name="co1" table:default-cell-style-name="Default"/>
        <table:table-column table:style-name="co1" table:default-cell-style-name="ce280"/>
        <table:table-row table:style-name="ro1">
          <table:table-cell table:style-name="ce163" office:value-type="string" calcext:value-type="string">
            <text:p>FesOrder</text:p>
          </table:table-cell>
          <table:table-cell table:style-name="ce169" office:value-type="string" calcext:value-type="string">
            <text:p>tf</text:p>
          </table:table-cell>
          <table:table-cell table:style-name="ce169" office:value-type="string" calcext:value-type="string">
            <text:p>xend</text:p>
          </table:table-cell>
          <table:table-cell table:style-name="ce175" office:value-type="string" calcext:value-type="string">
            <text:p>alpha</text:p>
          </table:table-cell>
          <table:table-cell table:style-name="ce163" office:value-type="string" calcext:value-type="string">
            <text:p>TolS</text:p>
          </table:table-cell>
          <table:table-cell table:style-name="ce277" office:value-type="string" calcext:value-type="string">
            <text:p>TolT</text:p>
          </table:table-cell>
          <table:table-cell table:style-name="ce189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1" calcext:value-type="float">
            <text:p>1.00E-04</text:p>
          </table:table-cell>
          <table:table-cell table:style-name="ce192" office:value-type="float" office:value="120000" calcext:value-type="float">
            <text:p>120000</text:p>
          </table:table-cell>
          <table:table-cell table:style-name="ce279" office:value-type="string" calcext:value-type="string">
            <text:p>Soliton wave speed c0=3.43</text:p>
          </table:table-cell>
          <table:table-cell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01" calcext:value-type="float">
            <text:p>1.00E-05</text:p>
          </table:table-cell>
          <table:table-cell table:style-name="ce192" office:value-type="float" office:value="120001" calcext:value-type="float">
            <text:p>120001</text:p>
          </table:table-cell>
          <table:table-cell office:value-type="string" calcext:value-type="string">
            <text:p>Soliton propagation</text:p>
          </table:table-cell>
          <table:table-cell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001" calcext:value-type="float">
            <text:p>1.00E-06</text:p>
          </table:table-cell>
          <table:table-cell table:style-name="ce192" office:value-type="float" office:value="120002" calcext:value-type="float">
            <text:p>120002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0001" calcext:value-type="float">
            <text:p>1.00E-07</text:p>
          </table:table-cell>
          <table:table-cell table:style-name="ce252" office:value-type="float" office:value="120003" calcext:value-type="float">
            <text:p>120003</text:p>
          </table:table-cell>
          <table:table-cell table:number-columns-repeated="2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2" table:style-name="ce276" office:value-type="float" office:value="0.0001" calcext:value-type="float">
            <text:p>1.00E-04</text:p>
          </table:table-cell>
          <table:table-cell table:style-name="ce192" office:value-type="float" office:value="120004" calcext:value-type="float">
            <text:p>120004</text:p>
          </table:table-cell>
          <table:table-cell/>
          <table:table-cell table:style-name="Default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2" table:style-name="ce276" office:value-type="float" office:value="0.00001" calcext:value-type="float">
            <text:p>1.00E-05</text:p>
          </table:table-cell>
          <table:table-cell table:style-name="ce192" office:value-type="float" office:value="120005" calcext:value-type="float">
            <text:p>120005</text:p>
          </table:table-cell>
          <table:table-cell/>
          <table:table-cell table:style-name="Default"/>
        </table:table-row>
        <table:table-row table:style-name="ro1"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2" table:style-name="ce276" office:value-type="float" office:value="0.000001" calcext:value-type="float">
            <text:p>1.00E-06</text:p>
          </table:table-cell>
          <table:table-cell table:style-name="ce271" office:value-type="float" office:value="120006" calcext:value-type="float">
            <text:p>120006</text:p>
          </table:table-cell>
          <table:table-cell/>
          <table:table-cell table:style-name="Default"/>
        </table:table-row>
        <table:table-row table:style-name="ro1" table:number-rows-repeated="44"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2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3P0"/>
    </number:currency-style>
    <number:number-style style:name="N124">
      <number:number number:decimal-places="1" loext:min-decimal-places="1" number:min-integer-digits="1"/>
    </number:number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9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0">
      <number:number number:decimal-places="3" loext:min-decimal-places="3" number:min-integer-digits="1" number:grouping="true"/>
    </number:number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4">00/00/0000</text:date>, <text:time style:data-style-name="N2" text:time-value="13:56:12.0908273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1:16:00.576206510</meta:creation-date>
    <dc:date>2025-11-14T12:01:40.761861365</dc:date>
    <meta:editing-duration>P35DT3H53M56S</meta:editing-duration>
    <meta:editing-cycles>546</meta:editing-cycles>
    <meta:generator>LibreOffice/6.4.7.2$Linux_X86_64 LibreOffice_project/40$Build-2</meta:generator>
    <meta:document-statistic meta:table-count="13" meta:cell-count="14469" meta:object-count="0"/>
  </office:meta>
</office:document-meta>
</file>